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6.7396in" fo:margin-left="-0.0375in" table:align="left" style:shadow="none" style:may-break-between-rows="true" table:border-model="collapsing"/>
    </style:style>
    <style:style style:name="Table1.A" style:family="table-column">
      <style:table-column-properties style:column-width="1.37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E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table-cell-properties fo:background-color="#cccccc" fo:padding="0in" fo:border="none" style:writing-mode="page">
        <style:background-image/>
      </style:table-cell-properties>
    </style:style>
    <style:style style:name="Table1.D3" style:family="table-cell">
      <style:table-cell-properties fo:background-color="#cccccc" fo:padding="0in" fo:border="none" style:writing-mode="page">
        <style:background-image/>
      </style:table-cell-properties>
    </style:style>
    <style:style style:name="Table1.E3" style:family="table-cell">
      <style:table-cell-properties fo:background-color="#cccccc"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D4" style:family="table-cell">
      <style:table-cell-properties fo:background-color="transparent" fo:padding="0in" fo:border="none" style:writing-mode="page">
        <style:background-image/>
      </style:table-cell-properties>
    </style:style>
    <style:style style:name="Table1.E4" style:family="table-cell">
      <style:table-cell-properties fo:background-color="transparent" fo:padding="0in" fo:border="none" style:writing-mode="page">
        <style:background-image/>
      </style:table-cell-properties>
    </style:style>
    <style:style style:name="Table1.5" style:family="table-row">
      <style:table-row-properties fo:keep-together="auto"/>
    </style:style>
    <style:style style:name="Table1.B5" style:family="table-cell">
      <style:table-cell-properties fo:background-color="#cccccc" fo:padding="0in" fo:border="none" style:writing-mode="page">
        <style:background-image/>
      </style:table-cell-properties>
    </style:style>
    <style:style style:name="Table1.C5" style:family="table-cell">
      <style:table-cell-properties fo:background-color="#cccccc" fo:padding="0in" fo:border="none" style:writing-mode="page">
        <style:background-image/>
      </style:table-cell-properties>
    </style:style>
    <style:style style:name="Table1.D5" style:family="table-cell">
      <style:table-cell-properties fo:background-color="#cccccc" fo:padding="0in" fo:border="none" style:writing-mode="page">
        <style:background-image/>
      </style:table-cell-properties>
    </style:style>
    <style:style style:name="Table1.E5" style:family="table-cell">
      <style:table-cell-properties fo:background-color="#cccccc"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none" style:writing-mode="page">
        <style:background-image/>
      </style:table-cell-properties>
    </style:style>
    <style:style style:name="Table1.D6" style:family="table-cell">
      <style:table-cell-properties fo:background-color="transparent" fo:padding="0in" fo:border="none" style:writing-mode="page">
        <style:background-image/>
      </style:table-cell-properties>
    </style:style>
    <style:style style:name="Table1.E6" style:family="table-cell">
      <style:table-cell-properties fo:background-color="transparent"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C7" style:family="table-cell">
      <style:table-cell-properties fo:background-color="#cccccc" fo:padding="0in" fo:border="none" style:writing-mode="page">
        <style:background-image/>
      </style:table-cell-properties>
    </style:style>
    <style:style style:name="Table1.D7" style:family="table-cell">
      <style:table-cell-properties fo:background-color="#cccccc" fo:padding="0in" fo:border="none" style:writing-mode="page">
        <style:background-image/>
      </style:table-cell-properties>
    </style:style>
    <style:style style:name="Table1.E7" style:family="table-cell">
      <style:table-cell-properties fo:background-color="#cccccc" fo:padding="0in" fo:border="none" style:writing-mode="page">
        <style:background-image/>
      </style:table-cell-properties>
    </style:style>
    <style:style style:name="Table1.B8" style:family="table-cell">
      <style:table-cell-properties fo:background-color="transparent" fo:padding="0in" fo:border="none" style:writing-mode="page">
        <style:background-image/>
      </style:table-cell-properties>
    </style:style>
    <style:style style:name="Table1.C8" style:family="table-cell">
      <style:table-cell-properties fo:background-color="transparent" fo:padding="0in" fo:border="none" style:writing-mode="page">
        <style:background-image/>
      </style:table-cell-properties>
    </style:style>
    <style:style style:name="Table1.D8" style:family="table-cell">
      <style:table-cell-properties fo:background-color="transparent" fo:padding="0in" fo:border="none" style:writing-mode="page">
        <style:background-image/>
      </style:table-cell-properties>
    </style:style>
    <style:style style:name="Table1.E8" style:family="table-cell">
      <style:table-cell-properties fo:background-color="transparent"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C9" style:family="table-cell">
      <style:table-cell-properties fo:background-color="#cccccc" fo:padding="0in" fo:border="none" style:writing-mode="page">
        <style:background-image/>
      </style:table-cell-properties>
    </style:style>
    <style:style style:name="Table1.D9" style:family="table-cell">
      <style:table-cell-properties fo:background-color="#cccccc" fo:padding="0in" fo:border="none" style:writing-mode="page">
        <style:background-image/>
      </style:table-cell-properties>
    </style:style>
    <style:style style:name="Table1.E9" style:family="table-cell">
      <style:table-cell-properties fo:background-color="#cccccc" fo:padding="0in" fo:border="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C10" style:family="table-cell">
      <style:table-cell-properties fo:background-color="transparent" fo:padding="0in" fo:border="none" style:writing-mode="page">
        <style:background-image/>
      </style:table-cell-properties>
    </style:style>
    <style:style style:name="Table1.D10" style:family="table-cell">
      <style:table-cell-properties fo:background-color="transparent" fo:padding="0in" fo:border="none" style:writing-mode="page">
        <style:background-image/>
      </style:table-cell-properties>
    </style:style>
    <style:style style:name="Table1.E10" style:family="table-cell">
      <style:table-cell-properties fo:background-color="transparent"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C11" style:family="table-cell">
      <style:table-cell-properties fo:background-color="#cccccc" fo:padding="0in" fo:border="none" style:writing-mode="page">
        <style:background-image/>
      </style:table-cell-properties>
    </style:style>
    <style:style style:name="Table1.D11" style:family="table-cell">
      <style:table-cell-properties fo:background-color="#cccccc" fo:padding="0in" fo:border="none" style:writing-mode="page">
        <style:background-image/>
      </style:table-cell-properties>
    </style:style>
    <style:style style:name="Table1.E11" style:family="table-cell">
      <style:table-cell-properties fo:background-color="#cccccc" fo:padding="0in" fo:border="none" style:writing-mode="page">
        <style:background-image/>
      </style:table-cell-properties>
    </style:style>
    <style:style style:name="Table1.B12" style:family="table-cell">
      <style:table-cell-properties fo:background-color="transparent" fo:padding="0in" fo:border="none" style:writing-mode="page">
        <style:background-image/>
      </style:table-cell-properties>
    </style:style>
    <style:style style:name="Table1.C12" style:family="table-cell">
      <style:table-cell-properties fo:background-color="transparent" fo:padding="0in" fo:border="none" style:writing-mode="page">
        <style:background-image/>
      </style:table-cell-properties>
    </style:style>
    <style:style style:name="Table1.D12" style:family="table-cell">
      <style:table-cell-properties fo:background-color="transparent" fo:padding="0in" fo:border="none" style:writing-mode="page">
        <style:background-image/>
      </style:table-cell-properties>
    </style:style>
    <style:style style:name="Table1.E12" style:family="table-cell">
      <style:table-cell-properties fo:background-color="transparent" fo:padding="0in" fo:border="none" style:writing-mode="page">
        <style:background-image/>
      </style:table-cell-properties>
    </style:style>
    <style:style style:name="Table1.B13" style:family="table-cell">
      <style:table-cell-properties fo:background-color="#cccccc" fo:padding="0in" fo:border="none" style:writing-mode="page">
        <style:background-image/>
      </style:table-cell-properties>
    </style:style>
    <style:style style:name="Table1.C13" style:family="table-cell">
      <style:table-cell-properties fo:background-color="#cccccc" fo:padding="0in" fo:border="none" style:writing-mode="page">
        <style:background-image/>
      </style:table-cell-properties>
    </style:style>
    <style:style style:name="Table1.D13" style:family="table-cell">
      <style:table-cell-properties fo:background-color="#cccccc" fo:padding="0in" fo:border="none" style:writing-mode="page">
        <style:background-image/>
      </style:table-cell-properties>
    </style:style>
    <style:style style:name="Table1.E13" style:family="table-cell">
      <style:table-cell-properties fo:background-color="#cccccc" fo:padding="0in" fo:border="none" style:writing-mode="page">
        <style:background-image/>
      </style:table-cell-properties>
    </style:style>
    <style:style style:name="Table1.B14" style:family="table-cell">
      <style:table-cell-properties fo:background-color="transparent" fo:padding="0in" fo:border="none" style:writing-mode="page">
        <style:background-image/>
      </style:table-cell-properties>
    </style:style>
    <style:style style:name="Table1.C14" style:family="table-cell">
      <style:table-cell-properties fo:background-color="transparent" fo:padding="0in" fo:border="none" style:writing-mode="page">
        <style:background-image/>
      </style:table-cell-properties>
    </style:style>
    <style:style style:name="Table1.D14" style:family="table-cell">
      <style:table-cell-properties fo:background-color="transparent" fo:padding="0in" fo:border="none" style:writing-mode="page">
        <style:background-image/>
      </style:table-cell-properties>
    </style:style>
    <style:style style:name="Table1.E14" style:family="table-cell">
      <style:table-cell-properties fo:background-color="transparent" fo:padding="0in" fo:border="none" style:writing-mode="page">
        <style:background-image/>
      </style:table-cell-properties>
    </style:style>
    <style:style style:name="Table1.B15" style:family="table-cell">
      <style:table-cell-properties fo:background-color="#cccccc" fo:padding="0in" fo:border="none" style:writing-mode="page">
        <style:background-image/>
      </style:table-cell-properties>
    </style:style>
    <style:style style:name="Table1.C15" style:family="table-cell">
      <style:table-cell-properties fo:background-color="#cccccc" fo:padding="0in" fo:border="none" style:writing-mode="page">
        <style:background-image/>
      </style:table-cell-properties>
    </style:style>
    <style:style style:name="Table1.D15" style:family="table-cell">
      <style:table-cell-properties fo:background-color="#cccccc" fo:padding="0in" fo:border="none" style:writing-mode="page">
        <style:background-image/>
      </style:table-cell-properties>
    </style:style>
    <style:style style:name="Table1.E15" style:family="table-cell">
      <style:table-cell-properties fo:background-color="#cccccc" fo:padding="0in" fo:border="none" style:writing-mode="page">
        <style:background-image/>
      </style:table-cell-properties>
    </style:style>
    <style:style style:name="Table1.B16" style:family="table-cell">
      <style:table-cell-properties fo:background-color="transparent" fo:padding="0in" fo:border="none" style:writing-mode="page">
        <style:background-image/>
      </style:table-cell-properties>
    </style:style>
    <style:style style:name="Table1.C16" style:family="table-cell">
      <style:table-cell-properties fo:background-color="transparent" fo:padding="0in" fo:border="none" style:writing-mode="page">
        <style:background-image/>
      </style:table-cell-properties>
    </style:style>
    <style:style style:name="Table1.D16" style:family="table-cell">
      <style:table-cell-properties fo:background-color="transparent" fo:padding="0in" fo:border="none" style:writing-mode="page">
        <style:background-image/>
      </style:table-cell-properties>
    </style:style>
    <style:style style:name="Table1.E16" style:family="table-cell">
      <style:table-cell-properties fo:background-color="transparent" fo:padding="0in" fo:border="none" style:writing-mode="page">
        <style:background-image/>
      </style:table-cell-properties>
    </style:style>
    <style:style style:name="Table1.B17" style:family="table-cell">
      <style:table-cell-properties fo:background-color="#cccccc" fo:padding="0in" fo:border="none" style:writing-mode="page">
        <style:background-image/>
      </style:table-cell-properties>
    </style:style>
    <style:style style:name="Table1.C17" style:family="table-cell">
      <style:table-cell-properties fo:background-color="#cccccc" fo:padding="0in" fo:border="none" style:writing-mode="page">
        <style:background-image/>
      </style:table-cell-properties>
    </style:style>
    <style:style style:name="Table1.D17" style:family="table-cell">
      <style:table-cell-properties fo:background-color="#cccccc" fo:padding="0in" fo:border="none" style:writing-mode="page">
        <style:background-image/>
      </style:table-cell-properties>
    </style:style>
    <style:style style:name="Table1.E17" style:family="table-cell">
      <style:table-cell-properties fo:background-color="#cccccc" fo:padding="0in" fo:border="none" style:writing-mode="page">
        <style:background-image/>
      </style:table-cell-properties>
    </style:style>
    <style:style style:name="Table1.B18" style:family="table-cell">
      <style:table-cell-properties fo:background-color="transparent" fo:padding="0in" fo:border="none" style:writing-mode="page">
        <style:background-image/>
      </style:table-cell-properties>
    </style:style>
    <style:style style:name="Table1.C18" style:family="table-cell">
      <style:table-cell-properties fo:background-color="transparent" fo:padding="0in" fo:border="none" style:writing-mode="page">
        <style:background-image/>
      </style:table-cell-properties>
    </style:style>
    <style:style style:name="Table1.D18" style:family="table-cell">
      <style:table-cell-properties fo:background-color="transparent" fo:padding="0in" fo:border="none" style:writing-mode="page">
        <style:background-image/>
      </style:table-cell-properties>
    </style:style>
    <style:style style:name="Table1.E18" style:family="table-cell">
      <style:table-cell-properties fo:background-color="transparent" fo:padding="0in" fo:border="none" style:writing-mode="page">
        <style:background-image/>
      </style:table-cell-properties>
    </style:style>
    <style:style style:name="Table1.B19" style:family="table-cell">
      <style:table-cell-properties fo:background-color="#cccccc" fo:padding="0in" fo:border="none" style:writing-mode="page">
        <style:background-image/>
      </style:table-cell-properties>
    </style:style>
    <style:style style:name="Table1.C19" style:family="table-cell">
      <style:table-cell-properties fo:background-color="#cccccc" fo:padding="0in" fo:border="none" style:writing-mode="page">
        <style:background-image/>
      </style:table-cell-properties>
    </style:style>
    <style:style style:name="Table1.D19" style:family="table-cell">
      <style:table-cell-properties fo:background-color="#cccccc" fo:padding="0in" fo:border="none" style:writing-mode="page">
        <style:background-image/>
      </style:table-cell-properties>
    </style:style>
    <style:style style:name="Table1.E19" style:family="table-cell">
      <style:table-cell-properties fo:background-color="#cccccc" fo:padding="0in" fo:border="none" style:writing-mode="page">
        <style:background-image/>
      </style:table-cell-properties>
    </style:style>
    <style:style style:name="Table1.B20" style:family="table-cell">
      <style:table-cell-properties fo:background-color="transparent" fo:padding="0in" fo:border="none" style:writing-mode="page">
        <style:background-image/>
      </style:table-cell-properties>
    </style:style>
    <style:style style:name="Table1.C20" style:family="table-cell">
      <style:table-cell-properties fo:background-color="transparent" fo:padding="0in" fo:border="none" style:writing-mode="page">
        <style:background-image/>
      </style:table-cell-properties>
    </style:style>
    <style:style style:name="Table1.D20" style:family="table-cell">
      <style:table-cell-properties fo:background-color="transparent" fo:padding="0in" fo:border="none" style:writing-mode="page">
        <style:background-image/>
      </style:table-cell-properties>
    </style:style>
    <style:style style:name="Table1.E20" style:family="table-cell">
      <style:table-cell-properties fo:background-color="transparent" fo:padding="0in" fo:border="none" style:writing-mode="page">
        <style:background-image/>
      </style:table-cell-properties>
    </style:style>
    <style:style style:name="Table1.B21" style:family="table-cell">
      <style:table-cell-properties fo:background-color="#cccccc" fo:padding="0in" fo:border="none" style:writing-mode="page">
        <style:background-image/>
      </style:table-cell-properties>
    </style:style>
    <style:style style:name="Table1.C21" style:family="table-cell">
      <style:table-cell-properties fo:background-color="#cccccc" fo:padding="0in" fo:border="none" style:writing-mode="page">
        <style:background-image/>
      </style:table-cell-properties>
    </style:style>
    <style:style style:name="Table1.D21" style:family="table-cell">
      <style:table-cell-properties fo:background-color="#cccccc" fo:padding="0in" fo:border="none" style:writing-mode="page">
        <style:background-image/>
      </style:table-cell-properties>
    </style:style>
    <style:style style:name="Table1.E21" style:family="table-cell">
      <style:table-cell-properties fo:background-color="#cccccc" fo:padding="0in" fo:border="none" style:writing-mode="page">
        <style:background-image/>
      </style:table-cell-properties>
    </style:style>
    <style:style style:name="Table1.B22" style:family="table-cell">
      <style:table-cell-properties fo:background-color="transparent" fo:padding="0in" fo:border="none" style:writing-mode="page">
        <style:background-image/>
      </style:table-cell-properties>
    </style:style>
    <style:style style:name="Table1.C22" style:family="table-cell">
      <style:table-cell-properties fo:background-color="transparent" fo:padding="0in" fo:border="none" style:writing-mode="page">
        <style:background-image/>
      </style:table-cell-properties>
    </style:style>
    <style:style style:name="Table1.D22" style:family="table-cell">
      <style:table-cell-properties fo:background-color="transparent" fo:padding="0in" fo:border="none" style:writing-mode="page">
        <style:background-image/>
      </style:table-cell-properties>
    </style:style>
    <style:style style:name="Table1.E22" style:family="table-cell">
      <style:table-cell-properties fo:background-color="transparent" fo:padding="0in" fo:border="none" style:writing-mode="page">
        <style:background-image/>
      </style:table-cell-properties>
    </style:style>
    <style:style style:name="Table1.B23" style:family="table-cell">
      <style:table-cell-properties fo:background-color="#cccccc" fo:padding="0in" fo:border="none" style:writing-mode="page">
        <style:background-image/>
      </style:table-cell-properties>
    </style:style>
    <style:style style:name="Table1.C23" style:family="table-cell">
      <style:table-cell-properties fo:background-color="#cccccc" fo:padding="0in" fo:border="none" style:writing-mode="page">
        <style:background-image/>
      </style:table-cell-properties>
    </style:style>
    <style:style style:name="Table1.D23" style:family="table-cell">
      <style:table-cell-properties fo:background-color="#cccccc" fo:padding="0in" fo:border="none" style:writing-mode="page">
        <style:background-image/>
      </style:table-cell-properties>
    </style:style>
    <style:style style:name="Table1.E23" style:family="table-cell">
      <style:table-cell-properties fo:background-color="#cccccc" fo:padding="0in" fo:border="none" style:writing-mode="page">
        <style:background-image/>
      </style:table-cell-properties>
    </style:style>
    <style:style style:name="Table1.B24" style:family="table-cell">
      <style:table-cell-properties fo:background-color="transparent" fo:padding="0in" fo:border="none" style:writing-mode="page">
        <style:background-image/>
      </style:table-cell-properties>
    </style:style>
    <style:style style:name="Table1.C24" style:family="table-cell">
      <style:table-cell-properties fo:background-color="transparent" fo:padding="0in" fo:border="none" style:writing-mode="page">
        <style:background-image/>
      </style:table-cell-properties>
    </style:style>
    <style:style style:name="Table1.D24" style:family="table-cell">
      <style:table-cell-properties fo:background-color="transparent" fo:padding="0in" fo:border="none" style:writing-mode="page">
        <style:background-image/>
      </style:table-cell-properties>
    </style:style>
    <style:style style:name="Table1.E24" style:family="table-cell">
      <style:table-cell-properties fo:background-color="transparent" fo:padding="0in" fo:border="none" style:writing-mode="page">
        <style:background-image/>
      </style:table-cell-properties>
    </style:style>
    <style:style style:name="Table1.B25" style:family="table-cell">
      <style:table-cell-properties fo:background-color="#cccccc" fo:padding="0in" fo:border="none" style:writing-mode="page">
        <style:background-image/>
      </style:table-cell-properties>
    </style:style>
    <style:style style:name="Table1.C25" style:family="table-cell">
      <style:table-cell-properties fo:background-color="#cccccc" fo:padding="0in" fo:border="none" style:writing-mode="page">
        <style:background-image/>
      </style:table-cell-properties>
    </style:style>
    <style:style style:name="Table1.D25" style:family="table-cell">
      <style:table-cell-properties fo:background-color="#cccccc" fo:padding="0in" fo:border="none" style:writing-mode="page">
        <style:background-image/>
      </style:table-cell-properties>
    </style:style>
    <style:style style:name="Table1.E25" style:family="table-cell">
      <style:table-cell-properties fo:background-color="#cccccc" fo:padding="0in" fo:border="none" style:writing-mode="page">
        <style:background-image/>
      </style:table-cell-properties>
    </style:style>
    <style:style style:name="Table1.B26" style:family="table-cell">
      <style:table-cell-properties fo:background-color="transparent" fo:padding="0in" fo:border="none" style:writing-mode="page">
        <style:background-image/>
      </style:table-cell-properties>
    </style:style>
    <style:style style:name="Table1.C26" style:family="table-cell">
      <style:table-cell-properties fo:background-color="transparent" fo:padding="0in" fo:border="none" style:writing-mode="page">
        <style:background-image/>
      </style:table-cell-properties>
    </style:style>
    <style:style style:name="Table1.D26" style:family="table-cell">
      <style:table-cell-properties fo:background-color="transparent" fo:padding="0in" fo:border="none" style:writing-mode="page">
        <style:background-image/>
      </style:table-cell-properties>
    </style:style>
    <style:style style:name="Table1.E26" style:family="table-cell">
      <style:table-cell-properties fo:background-color="transparent" fo:padding="0in" fo:border="none" style:writing-mode="page">
        <style:background-image/>
      </style:table-cell-properties>
    </style:style>
    <style:style style:name="Table1.B27" style:family="table-cell">
      <style:table-cell-properties fo:background-color="#cccccc" fo:padding="0in" fo:border="none" style:writing-mode="page">
        <style:background-image/>
      </style:table-cell-properties>
    </style:style>
    <style:style style:name="Table1.C27" style:family="table-cell">
      <style:table-cell-properties fo:background-color="#cccccc" fo:padding="0in" fo:border="none" style:writing-mode="page">
        <style:background-image/>
      </style:table-cell-properties>
    </style:style>
    <style:style style:name="Table1.D27" style:family="table-cell">
      <style:table-cell-properties fo:background-color="#cccccc" fo:padding="0in" fo:border="none" style:writing-mode="page">
        <style:background-image/>
      </style:table-cell-properties>
    </style:style>
    <style:style style:name="Table1.E27" style:family="table-cell">
      <style:table-cell-properties fo:background-color="#cccccc" fo:padding="0in" fo:border="none" style:writing-mode="page">
        <style:background-image/>
      </style:table-cell-properties>
    </style:style>
    <style:style style:name="Table1.B28" style:family="table-cell">
      <style:table-cell-properties fo:background-color="transparent" fo:padding="0in" fo:border="none" style:writing-mode="page">
        <style:background-image/>
      </style:table-cell-properties>
    </style:style>
    <style:style style:name="Table1.C28" style:family="table-cell">
      <style:table-cell-properties fo:background-color="transparent" fo:padding="0in" fo:border="none" style:writing-mode="page">
        <style:background-image/>
      </style:table-cell-properties>
    </style:style>
    <style:style style:name="Table1.D28" style:family="table-cell">
      <style:table-cell-properties fo:background-color="transparent" fo:padding="0in" fo:border="none" style:writing-mode="page">
        <style:background-image/>
      </style:table-cell-properties>
    </style:style>
    <style:style style:name="Table1.E28" style:family="table-cell">
      <style:table-cell-properties fo:background-color="transparent" fo:padding="0in" fo:border="none" style:writing-mode="page">
        <style:background-image/>
      </style:table-cell-properties>
    </style:style>
    <style:style style:name="Table1.B29" style:family="table-cell">
      <style:table-cell-properties fo:background-color="#cccccc" fo:padding="0in" fo:border="none" style:writing-mode="page">
        <style:background-image/>
      </style:table-cell-properties>
    </style:style>
    <style:style style:name="Table1.C29" style:family="table-cell">
      <style:table-cell-properties fo:background-color="#cccccc" fo:padding="0in" fo:border="none" style:writing-mode="page">
        <style:background-image/>
      </style:table-cell-properties>
    </style:style>
    <style:style style:name="Table1.D29" style:family="table-cell">
      <style:table-cell-properties fo:background-color="#cccccc" fo:padding="0in" fo:border="none" style:writing-mode="page">
        <style:background-image/>
      </style:table-cell-properties>
    </style:style>
    <style:style style:name="Table1.E29" style:family="table-cell">
      <style:table-cell-properties fo:background-color="#cccccc" fo:padding="0in" fo:border="none" style:writing-mode="page">
        <style:background-image/>
      </style:table-cell-properties>
    </style:style>
    <style:style style:name="Table1.30" style:family="table-row">
      <style:table-row-properties style:min-row-height="0.2167in" fo:keep-together="auto"/>
    </style:style>
    <style:style style:name="Table1.B30" style:family="table-cell">
      <style:table-cell-properties fo:background-color="transparent" fo:padding="0in" fo:border="none" style:writing-mode="page">
        <style:background-image/>
      </style:table-cell-properties>
    </style:style>
    <style:style style:name="Table1.C30" style:family="table-cell">
      <style:table-cell-properties fo:background-color="transparent" fo:padding="0in" fo:border="none" style:writing-mode="page">
        <style:background-image/>
      </style:table-cell-properties>
    </style:style>
    <style:style style:name="Table1.D30" style:family="table-cell">
      <style:table-cell-properties fo:background-color="transparent" fo:padding="0in" fo:border="none" style:writing-mode="page">
        <style:background-image/>
      </style:table-cell-properties>
    </style:style>
    <style:style style:name="Table1.E30" style:family="table-cell">
      <style:table-cell-properties fo:background-color="transparent" fo:padding="0in" fo:border="none" style:writing-mode="page">
        <style:background-image/>
      </style:table-cell-properties>
    </style:style>
    <style:style style:name="Table1.B31" style:family="table-cell">
      <style:table-cell-properties fo:background-color="#cccccc" fo:padding="0in" fo:border="none" style:writing-mode="page">
        <style:background-image/>
      </style:table-cell-properties>
    </style:style>
    <style:style style:name="Table1.C31" style:family="table-cell">
      <style:table-cell-properties fo:background-color="#cccccc" fo:padding="0in" fo:border="none" style:writing-mode="page">
        <style:background-image/>
      </style:table-cell-properties>
    </style:style>
    <style:style style:name="Table1.D31" style:family="table-cell">
      <style:table-cell-properties fo:background-color="#cccccc" fo:padding="0in" fo:border="none" style:writing-mode="page">
        <style:background-image/>
      </style:table-cell-properties>
    </style:style>
    <style:style style:name="Table1.E31" style:family="table-cell">
      <style:table-cell-properties fo:background-color="#cccccc" fo:padding="0in" fo:border="none" style:writing-mode="page">
        <style:background-image/>
      </style:table-cell-properties>
    </style:style>
    <style:style style:name="Table1.B32" style:family="table-cell">
      <style:table-cell-properties fo:background-color="transparent" fo:padding="0in" fo:border="none" style:writing-mode="page">
        <style:background-image/>
      </style:table-cell-properties>
    </style:style>
    <style:style style:name="Table1.C32" style:family="table-cell">
      <style:table-cell-properties fo:background-color="transparent" fo:padding="0in" fo:border="none" style:writing-mode="page">
        <style:background-image/>
      </style:table-cell-properties>
    </style:style>
    <style:style style:name="Table1.D32" style:family="table-cell">
      <style:table-cell-properties fo:background-color="transparent" fo:padding="0in" fo:border="none" style:writing-mode="page">
        <style:background-image/>
      </style:table-cell-properties>
    </style:style>
    <style:style style:name="Table1.E32" style:family="table-cell">
      <style:table-cell-properties fo:background-color="transparent" fo:padding="0in" fo:border="none" style:writing-mode="page">
        <style:background-image/>
      </style:table-cell-properties>
    </style:style>
    <style:style style:name="Table1.B33" style:family="table-cell">
      <style:table-cell-properties fo:background-color="#cccccc" fo:padding="0in" fo:border="none" style:writing-mode="page">
        <style:background-image/>
      </style:table-cell-properties>
    </style:style>
    <style:style style:name="Table1.C33" style:family="table-cell">
      <style:table-cell-properties fo:background-color="#cccccc" fo:padding="0in" fo:border="none" style:writing-mode="page">
        <style:background-image/>
      </style:table-cell-properties>
    </style:style>
    <style:style style:name="Table1.D33" style:family="table-cell">
      <style:table-cell-properties fo:background-color="#cccccc" fo:padding="0in" fo:border="none" style:writing-mode="page">
        <style:background-image/>
      </style:table-cell-properties>
    </style:style>
    <style:style style:name="Table1.E33" style:family="table-cell">
      <style:table-cell-properties fo:background-color="#cccccc" fo:padding="0in" fo:border="none" style:writing-mode="page">
        <style:background-image/>
      </style:table-cell-properties>
    </style:style>
    <style:style style:name="Table1.B34" style:family="table-cell">
      <style:table-cell-properties fo:background-color="transparent" fo:padding="0in" fo:border="none" style:writing-mode="page">
        <style:background-image/>
      </style:table-cell-properties>
    </style:style>
    <style:style style:name="Table1.C34" style:family="table-cell">
      <style:table-cell-properties fo:background-color="transparent" fo:padding="0in" fo:border="none" style:writing-mode="page">
        <style:background-image/>
      </style:table-cell-properties>
    </style:style>
    <style:style style:name="Table1.D34" style:family="table-cell">
      <style:table-cell-properties fo:background-color="transparent" fo:padding="0in" fo:border="none" style:writing-mode="page">
        <style:background-image/>
      </style:table-cell-properties>
    </style:style>
    <style:style style:name="Table1.E34" style:family="table-cell">
      <style:table-cell-properties fo:background-color="transparent" fo:padding="0in" fo:border="none" style:writing-mode="page">
        <style:background-image/>
      </style:table-cell-properties>
    </style:style>
    <style:style style:name="Table1.B35" style:family="table-cell">
      <style:table-cell-properties fo:background-color="#cccccc" fo:padding="0in" fo:border="none" style:writing-mode="page">
        <style:background-image/>
      </style:table-cell-properties>
    </style:style>
    <style:style style:name="Table1.C35" style:family="table-cell">
      <style:table-cell-properties fo:background-color="#cccccc" fo:padding="0in" fo:border="none" style:writing-mode="page">
        <style:background-image/>
      </style:table-cell-properties>
    </style:style>
    <style:style style:name="Table1.D35" style:family="table-cell">
      <style:table-cell-properties fo:background-color="#cccccc" fo:padding="0in" fo:border="none" style:writing-mode="page">
        <style:background-image/>
      </style:table-cell-properties>
    </style:style>
    <style:style style:name="Table1.E35" style:family="table-cell">
      <style:table-cell-properties fo:background-color="#cccccc" fo:padding="0in" fo:border="none" style:writing-mode="page">
        <style:background-image/>
      </style:table-cell-properties>
    </style:style>
    <style:style style:name="Table1.B36" style:family="table-cell">
      <style:table-cell-properties fo:background-color="transparent" fo:padding="0in" fo:border="none" style:writing-mode="page">
        <style:background-image/>
      </style:table-cell-properties>
    </style:style>
    <style:style style:name="Table1.C36" style:family="table-cell">
      <style:table-cell-properties fo:background-color="transparent" fo:padding="0in" fo:border="none" style:writing-mode="page">
        <style:background-image/>
      </style:table-cell-properties>
    </style:style>
    <style:style style:name="Table1.D36" style:family="table-cell">
      <style:table-cell-properties fo:background-color="transparent" fo:padding="0in" fo:border="none" style:writing-mode="page">
        <style:background-image/>
      </style:table-cell-properties>
    </style:style>
    <style:style style:name="Table1.E36" style:family="table-cell">
      <style:table-cell-properties fo:background-color="transparent" fo:padding="0in" fo:border="none" style:writing-mode="page">
        <style:background-image/>
      </style:table-cell-properties>
    </style:style>
    <style:style style:name="Table1.37" style:family="table-row">
      <style:table-row-properties style:min-row-height="0.2167in"/>
    </style:style>
    <style:style style:name="Table1.A37" style:family="table-cell">
      <style:table-cell-properties fo:background-color="transparent" fo:padding="0in" fo:border-left="none" fo:border-right="none" fo:border-top="none" fo:border-bottom="0.75pt solid #000000" style:writing-mode="page">
        <style:background-image/>
      </style:table-cell-properties>
    </style:style>
    <style:style style:name="Table1.B37" style:family="table-cell">
      <style:table-cell-properties fo:background-color="transparent" fo:padding="0in" fo:border-left="none" fo:border-right="none" fo:border-top="none" fo:border-bottom="0.75pt solid #000000" style:writing-mode="page">
        <style:background-image/>
      </style:table-cell-properties>
    </style:style>
    <style:style style:name="Table1.C37" style:family="table-cell">
      <style:table-cell-properties fo:background-color="transparent" fo:padding="0in" fo:border-left="none" fo:border-right="none" fo:border-top="none" fo:border-bottom="0.75pt solid #000000" style:writing-mode="page">
        <style:background-image/>
      </style:table-cell-properties>
    </style:style>
    <style:style style:name="Table1.D37" style:family="table-cell">
      <style:table-cell-properties fo:background-color="transparent" fo:padding="0in" fo:border-left="none" fo:border-right="none" fo:border-top="none" fo:border-bottom="0.75pt solid #000000" style:writing-mode="page">
        <style:background-image/>
      </style:table-cell-properties>
    </style:style>
    <style:style style:name="Table1.E3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Normal">
      <style:text-properties officeooo:paragraph-rsid="007b9056"/>
    </style:style>
    <style:style style:name="P2" style:family="paragraph" style:parent-style-name="Normal">
      <style:text-properties officeooo:paragraph-rsid="007e9104"/>
    </style:style>
    <style:style style:name="P3" style:family="paragraph" style:parent-style-name="Paragraphe_20_de_20_liste" style:list-style-name="L1">
      <style:text-properties officeooo:paragraph-rsid="007e9104"/>
    </style:style>
    <style:style style:name="P4" style:family="paragraph" style:parent-style-name="Paragraphe_20_de_20_liste" style:list-style-name="L1">
      <style:text-properties officeooo:paragraph-rsid="007f2e57"/>
    </style:style>
    <style:style style:name="P5" style:family="paragraph" style:parent-style-name="Paragraphe_20_de_20_liste" style:list-style-name="L1">
      <style:paragraph-properties fo:margin-left="0in" fo:margin-right="0in" fo:text-indent="0in" style:auto-text-indent="false"/>
      <style:text-properties officeooo:paragraph-rsid="007f2e57"/>
    </style:style>
    <style:style style:name="P6"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14ca02" officeooo:paragraph-rsid="004ae3c8"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14ca02" officeooo:paragraph-rsid="0060e206"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style="normal" style:text-underline-style="none" fo:font-weight="bold" officeooo:rsid="0014ca02" officeooo:paragraph-rsid="0014ca02" style:font-size-asian="13.1000003814697pt" style:font-style-asian="normal" style:font-weight-asian="bold" style:font-size-complex="15pt" style:font-style-complex="normal" style:font-weight-complex="bold"/>
    </style:style>
    <style:style style:name="P16"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3d86f" officeooo:paragraph-rsid="00014b9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59261" officeooo:paragraph-rsid="0003d86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82480" officeooo:paragraph-rsid="0003d86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b6605" officeooo:paragraph-rsid="0003d86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f7301" officeooo:paragraph-rsid="0010a99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f7301" officeooo:paragraph-rsid="0003d86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99eb7" officeooo:paragraph-rsid="0003d86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c9f32" officeooo:paragraph-rsid="0003d86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1ac4d" officeooo:paragraph-rsid="0003d86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33267" officeooo:paragraph-rsid="0003d86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624c3" officeooo:paragraph-rsid="001373aa"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624c3" officeooo:paragraph-rsid="00480d65"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89112" officeooo:paragraph-rsid="0014ca0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8ee08" officeooo:paragraph-rsid="0014ca0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aa5e3" officeooo:paragraph-rsid="0014ca02"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aaaf1" officeooo:paragraph-rsid="0014ca0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de516" officeooo:paragraph-rsid="0014ca02"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38ee08" officeooo:paragraph-rsid="0014ca02"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3aa5e3" officeooo:paragraph-rsid="0014ca02"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3aaaf1" officeooo:paragraph-rsid="006d0fc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rsid="003aaaf1" officeooo:paragraph-rsid="006e34b1"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3aaaf1" officeooo:paragraph-rsid="007b905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rsid="003de516" officeooo:paragraph-rsid="0014ca0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280c2b" officeooo:paragraph-rsid="0014ca0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280c2b" officeooo:paragraph-rsid="007e9104"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officeooo:paragraph-rsid="0014ca02"/>
    </style:style>
    <style:style style:name="P47" style:family="paragraph" style:parent-style-name="Standard">
      <style:text-properties officeooo:paragraph-rsid="004ae3c8"/>
    </style:style>
    <style:style style:name="P48" style:family="paragraph" style:parent-style-name="Standard">
      <style:text-properties officeooo:paragraph-rsid="007b9056"/>
    </style:style>
    <style:style style:name="P4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b782" officeooo:paragraph-rsid="0037b782"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66f9" officeooo:paragraph-rsid="002c66f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0982" officeooo:paragraph-rsid="0043098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dce1" officeooo:paragraph-rsid="0058dce1"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c35f" officeooo:paragraph-rsid="005ac35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style:style style:name="T5" style:family="text">
      <style:text-properties fo:font-size="12pt" fo:font-weight="normal" officeooo:rsid="0005c1f7" style:font-size-asian="10.5pt" style:font-weight-asian="normal" style:font-size-complex="12pt" style:font-weight-complex="normal"/>
    </style:style>
    <style:style style:name="T6" style:family="text">
      <style:text-properties fo:font-size="12pt" fo:font-weight="normal" officeooo:rsid="000679f2" style:font-size-asian="10.5pt" style:font-weight-asian="normal" style:font-size-complex="12pt" style:font-weight-complex="normal"/>
    </style:style>
    <style:style style:name="T7" style:family="text">
      <style:text-properties fo:font-size="12pt" fo:font-weight="normal" officeooo:rsid="000788b5" style:font-size-asian="10.5pt" style:font-weight-asian="normal" style:font-size-complex="12pt" style:font-weight-complex="normal"/>
    </style:style>
    <style:style style:name="T8" style:family="text">
      <style:text-properties fo:font-size="12pt" fo:font-weight="normal" officeooo:rsid="00082480" style:font-size-asian="10.5pt" style:font-weight-asian="normal" style:font-size-complex="12pt" style:font-weight-complex="normal"/>
    </style:style>
    <style:style style:name="T9" style:family="text">
      <style:text-properties fo:font-size="12pt" fo:font-weight="normal" officeooo:rsid="00099eb7" style:font-size-asian="10.5pt" style:font-weight-asian="normal" style:font-size-complex="12pt" style:font-weight-complex="normal"/>
    </style:style>
    <style:style style:name="T10" style:family="text">
      <style:text-properties fo:font-size="12pt" fo:font-weight="normal" officeooo:rsid="000b6605" style:font-size-asian="10.5pt" style:font-weight-asian="normal" style:font-size-complex="12pt" style:font-weight-complex="normal"/>
    </style:style>
    <style:style style:name="T11" style:family="text">
      <style:text-properties fo:font-size="12pt" fo:font-weight="normal" officeooo:rsid="000c9f32" style:font-size-asian="10.5pt" style:font-weight-asian="normal" style:font-size-complex="12pt" style:font-weight-complex="normal"/>
    </style:style>
    <style:style style:name="T12" style:family="text">
      <style:text-properties fo:font-size="12pt" fo:font-weight="normal" officeooo:rsid="000da45e" style:font-size-asian="10.5pt" style:font-weight-asian="normal" style:font-size-complex="12pt" style:font-weight-complex="normal"/>
    </style:style>
    <style:style style:name="T13" style:family="text">
      <style:text-properties fo:font-size="12pt" fo:font-weight="normal" officeooo:rsid="000f7301" style:font-size-asian="10.5pt" style:font-weight-asian="normal" style:font-size-complex="12pt" style:font-weight-complex="normal"/>
    </style:style>
    <style:style style:name="T14" style:family="text">
      <style:text-properties fo:font-size="12pt" fo:font-weight="normal" officeooo:rsid="0011ac4d" style:font-size-asian="10.5pt" style:font-weight-asian="normal" style:font-size-complex="12pt" style:font-weight-complex="normal"/>
    </style:style>
    <style:style style:name="T15" style:family="text">
      <style:text-properties fo:font-size="12pt" fo:font-weight="normal" officeooo:rsid="00133267" style:font-size-asian="10.5pt" style:font-weight-asian="normal" style:font-size-complex="12pt" style:font-weight-complex="normal"/>
    </style:style>
    <style:style style:name="T16" style:family="text">
      <style:text-properties fo:font-size="12pt" fo:font-weight="normal" officeooo:rsid="001b1547" style:font-size-asian="10.5pt" style:font-weight-asian="normal" style:font-size-complex="12pt" style:font-weight-complex="normal"/>
    </style:style>
    <style:style style:name="T17" style:family="text">
      <style:text-properties fo:font-size="12pt" fo:font-weight="normal" officeooo:rsid="00280c2b" style:font-size-asian="10.5pt" style:font-weight-asian="normal" style:font-size-complex="12pt" style:font-weight-complex="normal"/>
    </style:style>
    <style:style style:name="T18" style:family="text">
      <style:text-properties fo:font-size="12pt" fo:font-weight="normal" officeooo:rsid="00389112" style:font-size-asian="10.5pt" style:font-weight-asian="normal" style:font-size-complex="12pt" style:font-weight-complex="normal"/>
    </style:style>
    <style:style style:name="T19" style:family="text">
      <style:text-properties fo:font-size="12pt" fo:font-weight="normal" officeooo:rsid="0038cd7c" style:font-size-asian="10.5pt" style:font-weight-asian="normal" style:font-size-complex="12pt" style:font-weight-complex="normal"/>
    </style:style>
    <style:style style:name="T20" style:family="text">
      <style:text-properties fo:font-size="12pt" fo:font-weight="normal" officeooo:rsid="0038ee08" style:font-size-asian="10.5pt" style:font-weight-asian="normal" style:font-size-complex="12pt" style:font-weight-complex="normal"/>
    </style:style>
    <style:style style:name="T21" style:family="text">
      <style:text-properties fo:font-size="12pt" fo:font-weight="normal" officeooo:rsid="003aa5e3" style:font-size-asian="10.5pt" style:font-weight-asian="normal" style:font-size-complex="12pt" style:font-weight-complex="normal"/>
    </style:style>
    <style:style style:name="T22" style:family="text">
      <style:text-properties fo:font-size="12pt" fo:font-weight="normal" officeooo:rsid="003aaaf1" style:font-size-asian="10.5pt" style:font-weight-asian="normal" style:font-size-complex="12pt" style:font-weight-complex="normal"/>
    </style:style>
    <style:style style:name="T23" style:family="text">
      <style:text-properties fo:font-size="12pt" fo:font-weight="normal" officeooo:rsid="003bc956" style:font-size-asian="10.5pt" style:font-weight-asian="normal" style:font-size-complex="12pt" style:font-weight-complex="normal"/>
    </style:style>
    <style:style style:name="T24" style:family="text">
      <style:text-properties fo:font-size="12pt" fo:font-weight="normal" officeooo:rsid="003be55f" style:font-size-asian="10.5pt" style:font-weight-asian="normal" style:font-size-complex="12pt" style:font-weight-complex="normal"/>
    </style:style>
    <style:style style:name="T25" style:family="text">
      <style:text-properties fo:font-size="12pt" fo:font-weight="normal" officeooo:rsid="003de516" style:font-size-asian="10.5pt" style:font-weight-asian="normal" style:font-size-complex="12pt" style:font-weight-complex="normal"/>
    </style:style>
    <style:style style:name="T26" style:family="text">
      <style:text-properties fo:font-size="12pt" fo:font-weight="normal" officeooo:rsid="003dee1d" style:font-size-asian="10.5pt" style:font-weight-asian="normal" style:font-size-complex="12pt" style:font-weight-complex="normal"/>
    </style:style>
    <style:style style:name="T27" style:family="text">
      <style:text-properties fo:font-size="12pt" fo:font-weight="normal" officeooo:rsid="003fafec" style:font-size-asian="10.5pt" style:font-weight-asian="normal" style:font-size-complex="12pt" style:font-weight-complex="normal"/>
    </style:style>
    <style:style style:name="T28" style:family="text">
      <style:text-properties fo:font-size="12pt" fo:font-weight="normal" officeooo:rsid="005031d6" style:font-size-asian="10.5pt" style:font-weight-asian="normal" style:font-size-complex="12pt" style:font-weight-complex="normal"/>
    </style:style>
    <style:style style:name="T29" style:family="text">
      <style:text-properties fo:font-size="12pt" fo:font-weight="normal" officeooo:rsid="005156f5" style:font-size-asian="10.5pt" style:font-weight-asian="normal" style:font-size-complex="12pt" style:font-weight-complex="normal"/>
    </style:style>
    <style:style style:name="T30" style:family="text">
      <style:text-properties fo:font-size="12pt" fo:font-weight="normal" officeooo:rsid="0051deaa" style:font-size-asian="10.5pt" style:font-weight-asian="normal" style:font-size-complex="12pt" style:font-weight-complex="normal"/>
    </style:style>
    <style:style style:name="T31" style:family="text">
      <style:text-properties fo:font-size="12pt" fo:font-weight="normal" officeooo:rsid="0051fda2" style:font-size-asian="10.5pt" style:font-weight-asian="normal" style:font-size-complex="12pt" style:font-weight-complex="normal"/>
    </style:style>
    <style:style style:name="T32" style:family="text">
      <style:text-properties fo:font-size="12pt" fo:font-weight="normal" officeooo:rsid="0053fcf4" style:font-size-asian="10.5pt" style:font-weight-asian="normal" style:font-size-complex="12pt" style:font-weight-complex="normal"/>
    </style:style>
    <style:style style:name="T33" style:family="text">
      <style:text-properties fo:font-size="12pt" fo:font-weight="normal" officeooo:rsid="00559857" style:font-size-asian="10.5pt" style:font-weight-asian="normal" style:font-size-complex="12pt" style:font-weight-complex="normal"/>
    </style:style>
    <style:style style:name="T34" style:family="text">
      <style:text-properties fo:font-size="12pt" fo:font-weight="normal" officeooo:rsid="00579360" style:font-size-asian="10.5pt" style:font-weight-asian="normal" style:font-size-complex="12pt" style:font-weight-complex="normal"/>
    </style:style>
    <style:style style:name="T35" style:family="text">
      <style:text-properties fo:font-size="12pt" fo:font-weight="normal" officeooo:rsid="0058dce1" style:font-size-asian="10.5pt" style:font-weight-asian="normal" style:font-size-complex="12pt" style:font-weight-complex="normal"/>
    </style:style>
    <style:style style:name="T36" style:family="text">
      <style:text-properties fo:font-size="12pt" fo:font-weight="normal" officeooo:rsid="005c3468" style:font-size-asian="10.5pt" style:font-weight-asian="normal" style:font-size-complex="12pt" style:font-weight-complex="normal"/>
    </style:style>
    <style:style style:name="T37" style:family="text">
      <style:text-properties fo:font-size="12pt" fo:font-weight="normal" officeooo:rsid="005ce431" style:font-size-asian="10.5pt" style:font-weight-asian="normal" style:font-size-complex="12pt" style:font-weight-complex="normal"/>
    </style:style>
    <style:style style:name="T38" style:family="text">
      <style:text-properties fo:font-size="12pt" fo:font-weight="normal" officeooo:rsid="005e731d" style:font-size-asian="10.5pt" style:font-weight-asian="normal" style:font-size-complex="12pt" style:font-weight-complex="normal"/>
    </style:style>
    <style:style style:name="T39" style:family="text">
      <style:text-properties fo:font-size="12pt" fo:font-weight="normal" officeooo:rsid="005f681f" style:font-size-asian="10.5pt" style:font-weight-asian="normal" style:font-size-complex="12pt" style:font-weight-complex="normal"/>
    </style:style>
    <style:style style:name="T40" style:family="text">
      <style:text-properties fo:font-size="12pt" fo:font-weight="normal" officeooo:rsid="006185ee" style:font-size-asian="10.5pt" style:font-weight-asian="normal" style:font-size-complex="12pt" style:font-weight-complex="normal"/>
    </style:style>
    <style:style style:name="T41" style:family="text">
      <style:text-properties fo:font-size="12pt" fo:font-weight="normal" officeooo:rsid="006d0fc5" style:font-size-asian="10.5pt" style:font-weight-asian="normal" style:font-size-complex="12pt" style:font-weight-complex="normal"/>
    </style:style>
    <style:style style:name="T42" style:family="text">
      <style:text-properties fo:font-size="12pt" fo:font-weight="normal" officeooo:rsid="0071a6bf" style:font-size-asian="10.5pt" style:font-weight-asian="normal" style:font-size-complex="12pt" style:font-weight-complex="normal"/>
    </style:style>
    <style:style style:name="T43" style:family="text">
      <style:text-properties fo:font-size="12pt" fo:font-weight="normal" officeooo:rsid="00731aa1" style:font-size-asian="10.5pt" style:font-weight-asian="normal" style:font-size-complex="12pt" style:font-weight-complex="normal"/>
    </style:style>
    <style:style style:name="T44" style:family="text">
      <style:text-properties fo:font-size="12pt" fo:font-weight="normal" officeooo:rsid="0077b100" style:font-size-asian="10.5pt" style:font-weight-asian="normal" style:font-size-complex="12pt" style:font-weight-complex="normal"/>
    </style:style>
    <style:style style:name="T45" style:family="text">
      <style:text-properties fo:font-size="12pt" fo:font-weight="normal" officeooo:rsid="007918af" style:font-size-asian="10.5pt" style:font-weight-asian="normal" style:font-size-complex="12pt" style:font-weight-complex="normal"/>
    </style:style>
    <style:style style:name="T46" style:family="text">
      <style:text-properties fo:font-size="12pt" fo:font-style="italic" style:text-underline-style="solid" style:text-underline-width="auto" style:text-underline-color="font-color" fo:font-weight="normal" officeooo:rsid="0038cd7c" style:font-size-asian="12pt" style:font-style-asian="italic" style:font-weight-asian="normal" style:font-size-complex="12pt" style:font-style-complex="italic" style:font-weight-complex="normal"/>
    </style:style>
    <style:style style:name="T47" style:family="text">
      <style:text-properties fo:font-size="12pt" fo:font-style="italic" style:text-underline-style="solid" style:text-underline-width="auto" style:text-underline-color="font-color" fo:font-weight="normal" officeooo:rsid="00280c2b" style:font-size-asian="10.5pt" style:font-style-asian="italic" style:font-weight-asian="normal" style:font-size-complex="12pt" style:font-style-complex="italic" style:font-weight-complex="normal"/>
    </style:style>
    <style:style style:name="T48" style:family="text">
      <style:text-properties fo:font-size="12pt" fo:font-style="italic" style:text-underline-style="solid" style:text-underline-width="auto" style:text-underline-color="font-color" fo:font-weight="normal" officeooo:rsid="0038ee08" style:font-size-asian="10.5pt" style:font-style-asian="italic" style:font-weight-asian="normal" style:font-size-complex="12pt" style:font-style-complex="italic" style:font-weight-complex="normal"/>
    </style:style>
    <style:style style:name="T49" style:family="text">
      <style:text-properties fo:font-size="12pt" fo:font-style="italic" style:text-underline-style="solid" style:text-underline-width="auto" style:text-underline-color="font-color" fo:font-weight="normal" officeooo:rsid="0058dce1" style:font-size-asian="10.5pt" style:font-style-asian="italic" style:font-weight-asian="normal" style:font-size-complex="12pt" style:font-style-complex="italic" style:font-weight-complex="normal"/>
    </style:style>
    <style:style style:name="T50" style:family="text">
      <style:text-properties fo:font-size="12pt" fo:font-style="italic" style:text-underline-style="solid" style:text-underline-width="auto" style:text-underline-color="font-color" fo:font-weight="normal" officeooo:rsid="003aa5e3" style:font-size-asian="10.5pt" style:font-style-asian="italic" style:font-weight-asian="normal" style:font-size-complex="12pt" style:font-style-complex="italic" style:font-weight-complex="normal"/>
    </style:style>
    <style:style style:name="T51" style:family="text">
      <style:text-properties fo:font-size="12pt" fo:font-style="italic" style:text-underline-style="solid" style:text-underline-width="auto" style:text-underline-color="font-color" fo:font-weight="normal" officeooo:rsid="003aaaf1" style:font-size-asian="10.5pt" style:font-style-asian="italic" style:font-weight-asian="normal" style:font-size-complex="12pt" style:font-style-complex="italic" style:font-weight-complex="normal"/>
    </style:style>
    <style:style style:name="T52" style:family="text">
      <style:text-properties fo:font-size="12pt" fo:font-style="italic" style:text-underline-style="solid" style:text-underline-width="auto" style:text-underline-color="font-color" fo:font-weight="normal" officeooo:rsid="003bc956" style:font-size-asian="10.5pt" style:font-style-asian="italic" style:font-weight-asian="normal" style:font-size-complex="12pt" style:font-style-complex="italic" style:font-weight-complex="normal"/>
    </style:style>
    <style:style style:name="T53" style:family="text">
      <style:text-properties fo:font-size="12pt" fo:font-style="italic" style:text-underline-style="solid" style:text-underline-width="auto" style:text-underline-color="font-color" fo:font-weight="normal" officeooo:rsid="003be55f" style:font-size-asian="10.5pt" style:font-style-asian="italic" style:font-weight-asian="normal" style:font-size-complex="12pt" style:font-style-complex="italic" style:font-weight-complex="normal"/>
    </style:style>
    <style:style style:name="T54" style:family="text">
      <style:text-properties fo:font-size="12pt" fo:font-style="italic" style:text-underline-style="solid" style:text-underline-width="auto" style:text-underline-color="font-color" fo:font-weight="normal" officeooo:rsid="0071a6bf" style:font-size-asian="10.5pt" style:font-style-asian="italic" style:font-weight-asian="normal" style:font-size-complex="12pt" style:font-style-complex="italic" style:font-weight-complex="normal"/>
    </style:style>
    <style:style style:name="T55" style:family="text">
      <style:text-properties fo:font-size="12pt" fo:font-style="italic" style:text-underline-style="solid" style:text-underline-width="auto" style:text-underline-color="font-color" fo:font-weight="normal" officeooo:rsid="003de516" style:font-size-asian="10.5pt" style:font-style-asian="italic" style:font-weight-asian="normal" style:font-size-complex="12pt" style:font-style-complex="italic" style:font-weight-complex="normal"/>
    </style:style>
    <style:style style:name="T56" style:family="text">
      <style:text-properties fo:font-size="12pt" fo:font-style="italic" style:text-underline-style="solid" style:text-underline-width="auto" style:text-underline-color="font-color" fo:font-weight="normal" officeooo:rsid="003dee1d" style:font-size-asian="10.5pt" style:font-style-asian="italic" style:font-weight-asian="normal" style:font-size-complex="12pt" style:font-style-complex="italic" style:font-weight-complex="normal"/>
    </style:style>
    <style:style style:name="T57" style:family="text">
      <style:text-properties fo:font-size="12pt" fo:font-style="italic" style:text-underline-style="solid" style:text-underline-width="auto" style:text-underline-color="font-color" fo:font-weight="normal" officeooo:rsid="003fafec" style:font-size-asian="10.5pt" style:font-style-asian="italic" style:font-weight-asian="normal" style:font-size-complex="12pt" style:font-style-complex="italic" style:font-weight-complex="normal"/>
    </style:style>
    <style:style style:name="T58" style:family="text">
      <style:text-properties fo:font-size="12pt" style:font-size-asian="12pt" style:font-size-complex="12pt"/>
    </style:style>
    <style:style style:name="T59" style:family="text">
      <style:text-properties fo:font-size="12pt" fo:font-style="normal" style:text-underline-style="none" fo:font-weight="normal" officeooo:rsid="00630691" style:font-size-asian="10.5pt" style:font-style-asian="normal" style:font-weight-asian="normal" style:font-size-complex="12pt" style:font-style-complex="normal" style:font-weight-complex="normal"/>
    </style:style>
    <style:style style:name="T60" style:family="text">
      <style:text-properties fo:font-size="12pt" fo:font-style="normal" style:text-underline-style="none" fo:font-weight="normal" officeooo:rsid="003aa5e3" style:font-size-asian="10.5pt" style:font-style-asian="normal" style:font-weight-asian="normal" style:font-size-complex="12pt" style:font-style-complex="normal" style:font-weight-complex="normal"/>
    </style:style>
    <style:style style:name="T61" style:family="text">
      <style:text-properties fo:font-size="12pt" fo:font-style="normal" style:text-underline-style="none" fo:font-weight="normal" officeooo:rsid="0063754b" style:font-size-asian="10.5pt" style:font-style-asian="normal" style:font-weight-asian="normal" style:font-size-complex="12pt" style:font-style-complex="normal" style:font-weight-complex="normal"/>
    </style:style>
    <style:style style:name="T62" style:family="text">
      <style:text-properties officeooo:rsid="0018e957"/>
    </style:style>
    <style:style style:name="T63" style:family="text">
      <style:text-properties officeooo:rsid="001ab587"/>
    </style:style>
    <style:style style:name="T64" style:family="text">
      <style:text-properties fo:font-size="13pt" fo:font-style="italic" fo:font-weight="normal" officeooo:rsid="001b1547" style:font-size-asian="13pt" style:font-style-asian="italic" style:font-weight-asian="normal" style:font-size-complex="13pt" style:font-style-complex="italic" style:font-weight-complex="normal"/>
    </style:style>
    <style:style style:name="T65" style:family="text">
      <style:text-properties officeooo:rsid="002a3c11"/>
    </style:style>
    <style:style style:name="T66" style:family="text">
      <style:text-properties officeooo:rsid="002c8626"/>
    </style:style>
    <style:style style:name="T67" style:family="text">
      <style:text-properties officeooo:rsid="002ed750"/>
    </style:style>
    <style:style style:name="T68" style:family="text">
      <style:text-properties officeooo:rsid="0030c220"/>
    </style:style>
    <style:style style:name="T69" style:family="text">
      <style:text-properties officeooo:rsid="00317305"/>
    </style:style>
    <style:style style:name="T70" style:family="text">
      <style:text-properties officeooo:rsid="003179e0"/>
    </style:style>
    <style:style style:name="T71" style:family="text">
      <style:text-properties officeooo:rsid="003594c7"/>
    </style:style>
    <style:style style:name="T72" style:family="text">
      <style:text-properties officeooo:rsid="004ae3c8"/>
    </style:style>
    <style:style style:name="T73" style:family="text">
      <style:text-properties officeooo:rsid="004c0430"/>
    </style:style>
    <style:style style:name="T74" style:family="text">
      <style:text-properties officeooo:rsid="004c2865"/>
    </style:style>
    <style:style style:name="T75" style:family="text">
      <style:text-properties officeooo:rsid="004dee2f"/>
    </style:style>
    <style:style style:name="T76" style:family="text">
      <style:text-properties officeooo:rsid="004df514"/>
    </style:style>
    <style:style style:name="T77" style:family="text">
      <style:text-properties fo:font-style="italic" style:font-style-asian="italic" style:font-style-complex="italic"/>
    </style:style>
    <style:style style:name="T78" style:family="text">
      <style:text-properties fo:font-style="italic" style:text-underline-style="solid" style:text-underline-width="auto" style:text-underline-color="font-color" style:font-style-asian="italic" style:font-style-complex="italic"/>
    </style:style>
    <style:style style:name="T79" style:family="text">
      <style:text-properties fo:font-style="italic" style:text-underline-style="solid" style:text-underline-width="auto" style:text-underline-color="font-color" officeooo:rsid="00736b3c" style:font-style-asian="italic" style:font-style-complex="italic"/>
    </style:style>
    <style:style style:name="T80" style:family="text">
      <style:text-properties fo:font-style="italic" style:text-underline-style="solid" style:text-underline-width="auto" style:text-underline-color="font-color" officeooo:rsid="004593e9" style:font-style-asian="italic" style:font-style-complex="italic"/>
    </style:style>
    <style:style style:name="T81" style:family="text">
      <style:text-properties fo:font-style="italic" style:text-underline-style="solid" style:text-underline-width="auto" style:text-underline-color="font-color" officeooo:rsid="007e9104" style:font-style-asian="italic" style:font-style-complex="italic"/>
    </style:style>
    <style:style style:name="T82" style:family="text">
      <style:text-properties fo:font-style="italic" style:text-underline-style="solid" style:text-underline-width="auto" style:text-underline-color="font-color" officeooo:rsid="008a0ecb" style:font-style-asian="italic" style:font-style-complex="italic"/>
    </style:style>
    <style:style style:name="T83" style:family="text">
      <style:text-properties officeooo:rsid="005f681f"/>
    </style:style>
    <style:style style:name="T84" style:family="text">
      <style:text-properties officeooo:rsid="0060d715"/>
    </style:style>
    <style:style style:name="T85" style:family="text">
      <style:text-properties officeooo:rsid="0064b6d5"/>
    </style:style>
    <style:style style:name="T86" style:family="text">
      <style:text-properties officeooo:rsid="0066b01f"/>
    </style:style>
    <style:style style:name="T87" style:family="text">
      <style:text-properties officeooo:rsid="0069e19a"/>
    </style:style>
    <style:style style:name="T88" style:family="text">
      <style:text-properties officeooo:rsid="006a3f19"/>
    </style:style>
    <style:style style:name="T89" style:family="text">
      <style:text-properties officeooo:rsid="006bb58c"/>
    </style:style>
    <style:style style:name="T90" style:family="text">
      <style:text-properties officeooo:rsid="006d0fc5"/>
    </style:style>
    <style:style style:name="T91" style:family="text">
      <style:text-properties officeooo:rsid="006e34b1"/>
    </style:style>
    <style:style style:name="T92" style:family="text">
      <style:text-properties officeooo:rsid="006ed8a3"/>
    </style:style>
    <style:style style:name="T93" style:family="text">
      <style:text-properties officeooo:rsid="0070aedf"/>
    </style:style>
    <style:style style:name="T94" style:family="text">
      <style:text-properties officeooo:rsid="0074a0f6"/>
    </style:style>
    <style:style style:name="T95" style:family="text">
      <style:text-properties officeooo:rsid="007589fe"/>
    </style:style>
    <style:style style:name="T96" style:family="text">
      <style:text-properties officeooo:rsid="0076f659"/>
    </style:style>
    <style:style style:name="T97" style:family="text">
      <style:text-properties officeooo:rsid="007a56d2"/>
    </style:style>
    <style:style style:name="T98" style:family="text">
      <style:text-properties officeooo:rsid="007b9056"/>
    </style:style>
    <style:style style:name="T99" style:family="text">
      <style:text-properties fo:font-style="normal" style:font-style-asian="normal" style:font-style-complex="normal"/>
    </style:style>
    <style:style style:name="T100" style:family="text">
      <style:text-properties officeooo:rsid="007e9104"/>
    </style:style>
    <style:style style:name="T101" style:family="text">
      <style:text-properties officeooo:rsid="007f2e57"/>
    </style:style>
    <style:style style:name="T102" style:family="text">
      <style:text-properties officeooo:rsid="007f709a"/>
    </style:style>
    <style:style style:name="T103" style:family="text">
      <style:text-properties officeooo:rsid="008046c0"/>
    </style:style>
    <style:style style:name="T104" style:family="text">
      <style:text-properties officeooo:rsid="00815a51"/>
    </style:style>
    <style:style style:name="T105" style:family="text">
      <style:text-properties officeooo:rsid="0082b1de"/>
    </style:style>
    <style:style style:name="T106" style:family="text">
      <style:text-properties officeooo:rsid="00841126"/>
    </style:style>
    <style:style style:name="T107" style:family="text">
      <style:text-properties officeooo:rsid="0084bdec"/>
    </style:style>
    <style:style style:name="T108" style:family="text">
      <style:text-properties officeooo:rsid="00852a1f"/>
    </style:style>
    <style:style style:name="T109" style:family="text">
      <style:text-properties officeooo:rsid="0085c858"/>
    </style:style>
    <style:style style:name="T110" style:family="text">
      <style:text-properties officeooo:rsid="00864a1a"/>
    </style:style>
    <style:style style:name="T111" style:family="text">
      <style:text-properties officeooo:rsid="008869eb"/>
    </style:style>
    <style:style style:name="T112" style:family="text">
      <style:text-properties officeooo:rsid="008b836b"/>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Rapport Projet PCII</text:p>
      <text:p text:style-name="P16">Abel HENRY-LAPASSAT, William GRAVIL, Martin MASSON, Amaury <text:span text:style-name="T65">RUELLE</text:span></text:p>
      <text:p text:style-name="P16"/>
      <text:p text:style-name="P12">Introduction -</text:p>
      <text:p text:style-name="P13"><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ext:span><text:span text:style-name="T10">worker</text:span><text:span text:style-name="T3"> pour récolter des ressources </text:span><text:span text:style-name="T4">afin de construire des bâtiments qui permettentron d’augmenter et d’automatiser la récolte de ces ressources pour augmenter au maximum la progression de la ville. </text:span></text:p>
      <text:p text:style-name="P17"><text:tab/></text:p>
      <text:p text:style-name="P14">Analyse Globale -</text:p>
      <text:p text:style-name="P14"><text:tab/><text:span text:style-name="T4">Pour se faire les principales fonctionnalités impléméntées sont :</text:span></text:p>
      <text:p text:style-name="P14"><text:span text:style-name="T4">- Affichage du monde (map) sous forme d’une grille hexagonale dans laquelle chacun des hexagones représente un terrain avec un type prédéfinis </text:span><text:span text:style-name="T5">auquel est associé une couleur précise</text:span><text:span text:style-name="T4">.</text:span></text:p>
      <text:p text:style-name="P18"/>
      <text:p text:style-name="P14"><text:span text:style-name="T4">- Affichage des </text:span><text:span text:style-name="T10">worker</text:span><text:span text:style-name="T4"> sous forme d’un cercle dans le terrain sur lequel ils se situent. Le cercle est coloré en rouge dés que le </text:span><text:span text:style-name="T6">travailleur</text:span><text:span text:style-name="T4"> est occupé. </text:span><text:span text:style-name="T16">Et les mouvements de ces derniers sont affichés aussi.</text:span></text:p>
      <text:p text:style-name="P18"/>
      <text:p text:style-name="P14"><text:span text:style-name="T4">- </text:span><text:span text:style-name="T7">Affichage du panneau de contrôle </text:span><text:span text:style-name="T8">sous la forme de plusieurs Jpanel contenant chacun des informations précises à certains éléments du jeu (illustration de la case cliquée, inventaire de la ville, actions possible &amp; informations de la case cliquée).</text:span></text:p>
      <text:p text:style-name="P19"/>
      <text:p text:style-name="P14"><text:span text:style-name="T4">- </text:span><text:span text:style-name="T8">Nombreux types de terrains différents avec chacun un type de ressources associé (Forest→Wood, Mountain→Stone, </text:span><text:span text:style-name="T9">Iron Deposit</text:span><text:span text:style-name="T8">→Iron, Plain→None, City→None) et des spécificité d’intéractions).</text:span></text:p>
      <text:p text:style-name="P19"/>
      <text:p text:style-name="P14"><text:span text:style-name="T8">- </text:span><text:span text:style-name="T10">Différents rôles pour les workers selon leur capacités quant aux actions à effectuer, chaque rôle est assigné à un type de ressource et de bâtiment avec lesquels le worker en question pourra intéragir.</text:span></text:p>
      <text:p text:style-name="P20"/>
      <text:p text:style-name="P21">- Différent types de bâtiment selon leur utilité et possibilité d’intéraction dans le jeu, certains bâtiment génèrent simplement des ressources de manière plus efficace qu’un simple territoire, d’autres permettent au joueur de faire appel à plus de workers d’un certain type.</text:p>
      <text:p text:style-name="P21"/>
      <text:p text:style-name="P14"><text:span text:style-name="T4">- </text:span><text:span text:style-name="T8">Inventaire propre a chaque case, bâtiment, travailleur et ville, permettant de stocker, prendre, et échanger des ressources entre les différentes entités.</text:span></text:p>
      <text:p text:style-name="P19"/>
      <text:p text:style-name="P14"><text:span text:style-name="T4">- </text:span><text:span text:style-name="T9">Création aléatoire du monde selon des pourcentages d’apparition des terrains de base (par ordre de pourcentage d’apparition : Plain, Forest, Mountain, Iron Deposit).</text:span></text:p>
      <text:p text:style-name="P23"/>
      <text:p text:style-name="P14"><text:span text:style-name="T4">- </text:span><text:span text:style-name="T14">Séléction de case par clique sur la map</text:span><text:span text:style-name="T10">.</text:span></text:p>
      <text:p text:style-name="P20"/>
      <text:p text:style-name="P14"><text:span text:style-name="T10">- </text:span><text:span text:style-name="T11">Prédicat ‘occupé’ pour chacun des workers qui permet d’indiquer lorsque ceux-ci effectuent une tâche, et ne sont donc pas disponible.</text:span></text:p>
      <text:p text:style-name="P24"/>
      <text:p text:style-name="P14"><text:span text:style-name="T4">- </text:span><text:span text:style-name="T10">Collecte de ressource par le </text:span><text:span text:style-name="T12">worker le </text:span><text:span text:style-name="T10">plus proche </text:span><text:span text:style-name="T12">d’une case contenant des ressources (si cette dernière est la case cliquée), </text:span><text:span text:style-name="T10">ayant le rôle souhaité, </text:span><text:span text:style-name="T12">qui se déplace donc jusqu’à la case puis qui récolte un certain nombre de ressources associées</text:span><text:span text:style-name="T10">.</text:span></text:p>
      <text:p text:style-name="P20"/>
      <text:p text:style-name="P14"><text:span text:style-name="T4">- </text:span><text:span text:style-name="T13">Déplacement libre des workers grâce au bouton “Move” permettant au worker le plus proche d’une case de s’y rendre.</text:span></text:p>
      <text:p text:style-name="P22"><text:soft-page-break/></text:p>
      <text:p text:style-name="P22">- Création de bâtiments de diverses sortes afin d’augmenter le nombre de worker possible ou alors d’augmenter la quantité de ressources produites par un territoire.</text:p>
      <text:p text:style-name="P22"/>
      <text:p text:style-name="P14"><text:span text:style-name="T13">- </text:span><text:span text:style-name="T14">Algorithme de Pathfinding entre 2 cases pour tous les déplacements voulus.</text:span></text:p>
      <text:p text:style-name="P25"/>
      <text:p text:style-name="P25">- Décision des boutons d’actions à activer selon la case cliquée selon son état et son type.</text:p>
      <text:p text:style-name="P18"/>
      <text:p text:style-name="P14"><text:span text:style-name="T4">- </text:span><text:span text:style-name="T15">Création de nouveau travailleur grâce au bouton “Train”, activé lorsque l’on clique sur un bâtiment le permettant.</text:span></text:p>
      <text:p text:style-name="P26"/>
      <text:p text:style-name="P26">- Possibilité d’acheter/vendre des ressources grâce au bâtiment ‘Shop’.</text:p>
      <text:p text:style-name="P26"/>
      <text:p text:style-name="P26">- Création d’une nouvelle Jframe lors du clique sur le bâtiment ‘Shop’ pour accéder à l’interface de vente.</text:p>
      <text:p text:style-name="P26"/>
      <text:p text:style-name="P26">- Création d’une nouvelle Jframe lors du clique sur le bouton “Build” si on est sur une case ‘City’ afin de décider du bâtiment à y construire.</text:p>
      <text:p text:style-name="P26"/>
      <text:p text:style-name="P26">- Dépôt des ressources de tous les workers grâce au bouton “Drop”, qui force tous les workers disponibles à se rendre au ‘CityHall’ pour transférer leurs ressources dans l’inventaire de la ville.</text:p>
      <text:p text:style-name="P26"/>
      <text:p text:style-name="P26">- Capacité d’inventaire limité de manière individuelle pour chaque entité.</text:p>
      <text:p text:style-name="P26"/>
      <text:p text:style-name="P26">- Dépôt automatique des ressources d’un worker lorsque ce dernier possède un inventaire plein grâce à un thread continu.</text:p>
      <text:p text:style-name="P26"/>
      <text:p text:style-name="P26">- Actualisation constante de l’affichage grâce à un thread continu.</text:p>
      <text:p text:style-name="P26"/>
      <text:p text:style-name="P26">- <text:span text:style-name="T63">Création d’un thread spécifique à chaque nouvelle action que le joueur souhaite effectuer.</text:span></text:p>
      <text:p text:style-name="P26"/>
      <text:p text:style-name="P7">Plan de développement – <text:span text:style-name="T64">(time in minutes)</text:span></text:p>
      <text:p text:style-name="P7"><text:tab/></text:p>
      <table:table table:name="Table1" table:style-name="Table1" table:template-name="Simple List Shaded">
        <table:table-column table:style-name="Table1.A"/>
        <table:table-column table:style-name="Table1.B"/>
        <table:table-column table:style-name="Table1.C"/>
        <table:table-column table:style-name="Table1.B" table:number-columns-repeated="2"/>
        <table:table-row>
          <table:table-cell table:style-name="Table1.A1" office:value-type="string">
            <text:p text:style-name="P49">Fonctionnalités</text:p>
          </table:table-cell>
          <table:table-cell table:style-name="Table1.A1" office:value-type="string">
            <text:p text:style-name="P49">Réflexion</text:p>
          </table:table-cell>
          <table:table-cell table:style-name="Table1.A1" office:value-type="string">
            <text:p text:style-name="P49">Conception</text:p>
          </table:table-cell>
          <table:table-cell table:style-name="Table1.A1" office:value-type="string">
            <text:p text:style-name="P49">Développement </text:p>
          </table:table-cell>
          <table:table-cell table:style-name="Table1.A1" office:value-type="string">
            <text:p text:style-name="P49">Test </text:p>
          </table:table-cell>
        </table:table-row>
        <table:table-row>
          <table:table-cell table:style-name="Table1.A2" office:value-type="string">
            <text:p text:style-name="P50">Affichage Monde</text:p>
          </table:table-cell>
          <table:table-cell table:style-name="Table1.B2" office:value-type="string">
            <text:p text:style-name="P50">15’</text:p>
          </table:table-cell>
          <table:table-cell table:style-name="Table1.C2" office:value-type="string">
            <text:p text:style-name="P50">30’</text:p>
          </table:table-cell>
          <table:table-cell table:style-name="Table1.D2" office:value-type="string">
            <text:p text:style-name="P50">30’</text:p>
          </table:table-cell>
          <table:table-cell table:style-name="Table1.E2" office:value-type="string">
            <text:p text:style-name="P50">30’</text:p>
          </table:table-cell>
        </table:table-row>
        <table:table-row>
          <table:table-cell table:style-name="Table1.A3" office:value-type="string">
            <text:p text:style-name="P50">Affichage Workers</text:p>
          </table:table-cell>
          <table:table-cell table:style-name="Table1.B3" office:value-type="string">
            <text:p text:style-name="P50">5’</text:p>
          </table:table-cell>
          <table:table-cell table:style-name="Table1.C3" office:value-type="string">
            <text:p text:style-name="P51">45’</text:p>
          </table:table-cell>
          <table:table-cell table:style-name="Table1.D3" office:value-type="string">
            <text:p text:style-name="P51">120’</text:p>
          </table:table-cell>
          <table:table-cell table:style-name="Table1.E3" office:value-type="string">
            <text:p text:style-name="P51">30’</text:p>
          </table:table-cell>
        </table:table-row>
        <table:table-row>
          <table:table-cell table:style-name="Table1.A2" office:value-type="string">
            <text:p text:style-name="P51">Affichage Panneau de Contrôle</text:p>
          </table:table-cell>
          <table:table-cell table:style-name="Table1.B4" office:value-type="string">
            <text:p text:style-name="P51">15’</text:p>
          </table:table-cell>
          <table:table-cell table:style-name="Table1.C4" office:value-type="string">
            <text:p text:style-name="P51">15’</text:p>
          </table:table-cell>
          <table:table-cell table:style-name="Table1.D4" office:value-type="string">
            <text:p text:style-name="P51">120’</text:p>
          </table:table-cell>
          <table:table-cell table:style-name="Table1.E4" office:value-type="string">
            <text:p text:style-name="P51">15’</text:p>
          </table:table-cell>
        </table:table-row>
        <table:table-row table:style-name="Table1.5">
          <table:table-cell table:style-name="Table1.A3" office:value-type="string">
            <text:p text:style-name="P51">Différents types de terrains</text:p>
          </table:table-cell>
          <table:table-cell table:style-name="Table1.B5" office:value-type="string">
            <text:p text:style-name="P51">30’</text:p>
          </table:table-cell>
          <table:table-cell table:style-name="Table1.C5" office:value-type="string">
            <text:p text:style-name="P51">10’</text:p>
          </table:table-cell>
          <table:table-cell table:style-name="Table1.D5" office:value-type="string">
            <text:p text:style-name="P51">15’</text:p>
          </table:table-cell>
          <table:table-cell table:style-name="Table1.E5" office:value-type="string">
            <text:p text:style-name="P51">15’</text:p>
          </table:table-cell>
        </table:table-row>
        <table:table-row>
          <table:table-cell table:style-name="Table1.A2" office:value-type="string">
            <text:p text:style-name="P52">Différent types de ressources</text:p>
          </table:table-cell>
          <table:table-cell table:style-name="Table1.B6" office:value-type="string">
            <text:p text:style-name="P52">30’</text:p>
          </table:table-cell>
          <table:table-cell table:style-name="Table1.C6" office:value-type="string">
            <text:p text:style-name="P52">15’</text:p>
          </table:table-cell>
          <table:table-cell table:style-name="Table1.D6" office:value-type="string">
            <text:p text:style-name="P52">30’</text:p>
          </table:table-cell>
          <table:table-cell table:style-name="Table1.E6" office:value-type="string">
            <text:p text:style-name="P52">15’</text:p>
          </table:table-cell>
        </table:table-row>
        <table:table-row>
          <table:table-cell table:style-name="Table1.A3" office:value-type="string">
            <text:p text:style-name="P51">Différents rôles de worker</text:p>
          </table:table-cell>
          <table:table-cell table:style-name="Table1.B7" office:value-type="string">
            <text:p text:style-name="P51">45’</text:p>
          </table:table-cell>
          <table:table-cell table:style-name="Table1.C7" office:value-type="string">
            <text:p text:style-name="P51">10’</text:p>
          </table:table-cell>
          <table:table-cell table:style-name="Table1.D7" office:value-type="string">
            <text:p text:style-name="P51">15’</text:p>
          </table:table-cell>
          <table:table-cell table:style-name="Table1.E7" office:value-type="string">
            <text:p text:style-name="P51">15’</text:p>
          </table:table-cell>
        </table:table-row>
        <table:table-row>
          <table:table-cell table:style-name="Table1.A2" office:value-type="string">
            <text:p text:style-name="P51">Différents types de bâtiments</text:p>
          </table:table-cell>
          <table:table-cell table:style-name="Table1.B8" office:value-type="string">
            <text:p text:style-name="P51">30’</text:p>
          </table:table-cell>
          <table:table-cell table:style-name="Table1.C8" office:value-type="string">
            <text:p text:style-name="P51">10’</text:p>
          </table:table-cell>
          <table:table-cell table:style-name="Table1.D8" office:value-type="string">
            <text:p text:style-name="P51">15’</text:p>
          </table:table-cell>
          <table:table-cell table:style-name="Table1.E8" office:value-type="string">
            <text:p text:style-name="P51">15’</text:p>
          </table:table-cell>
        </table:table-row>
        <table:table-row>
          <table:table-cell table:style-name="Table1.A3" office:value-type="string">
            <text:p text:style-name="P51">Inventaires </text:p>
          </table:table-cell>
          <table:table-cell table:style-name="Table1.B9" office:value-type="string">
            <text:p text:style-name="P51">30’</text:p>
          </table:table-cell>
          <table:table-cell table:style-name="Table1.C9" office:value-type="string">
            <text:p text:style-name="P51">30’</text:p>
          </table:table-cell>
          <table:table-cell table:style-name="Table1.D9" office:value-type="string">
            <text:p text:style-name="P51">90’</text:p>
          </table:table-cell>
          <table:table-cell table:style-name="Table1.E9" office:value-type="string">
            <text:p text:style-name="P51">45’</text:p>
          </table:table-cell>
        </table:table-row>
        <table:table-row table:style-name="Table1.5">
          <table:table-cell table:style-name="Table1.A2" office:value-type="string">
            <text:p text:style-name="P53">Création aléatoire du monde</text:p>
          </table:table-cell>
          <table:table-cell table:style-name="Table1.B10" office:value-type="string">
            <text:p text:style-name="P53">15’</text:p>
          </table:table-cell>
          <table:table-cell table:style-name="Table1.C10" office:value-type="string">
            <text:p text:style-name="P53">30’</text:p>
          </table:table-cell>
          <table:table-cell table:style-name="Table1.D10" office:value-type="string">
            <text:p text:style-name="P53">15’</text:p>
          </table:table-cell>
          <table:table-cell table:style-name="Table1.E10" office:value-type="string">
            <text:p text:style-name="P53">30’</text:p>
          </table:table-cell>
        </table:table-row>
        <table:table-row table:style-name="Table1.5">
          <table:table-cell table:style-name="Table1.A3" office:value-type="string">
            <text:p text:style-name="P52">Liste des workers du jeu</text:p>
          </table:table-cell>
          <table:table-cell table:style-name="Table1.B11" office:value-type="string">
            <text:p text:style-name="P52">15’</text:p>
          </table:table-cell>
          <table:table-cell table:style-name="Table1.C11" office:value-type="string">
            <text:p text:style-name="P52">15’</text:p>
          </table:table-cell>
          <table:table-cell table:style-name="Table1.D11" office:value-type="string">
            <text:p text:style-name="P52">30’</text:p>
          </table:table-cell>
          <table:table-cell table:style-name="Table1.E11" office:value-type="string">
            <text:p text:style-name="P52">45’</text:p>
          </table:table-cell>
        </table:table-row>
        <table:table-row>
          <table:table-cell table:style-name="Table1.A2" office:value-type="string">
            <text:p text:style-name="P52">Liste des buildings </text:p>
          </table:table-cell>
          <table:table-cell table:style-name="Table1.B12" office:value-type="string">
            <text:p text:style-name="P52">15’</text:p>
          </table:table-cell>
          <table:table-cell table:style-name="Table1.C12" office:value-type="string">
            <text:p text:style-name="P52">15’</text:p>
          </table:table-cell>
          <table:table-cell table:style-name="Table1.D12" office:value-type="string">
            <text:p text:style-name="P52">15’</text:p>
          </table:table-cell>
          <table:table-cell table:style-name="Table1.E12" office:value-type="string">
            <text:p text:style-name="P52">30’</text:p>
          </table:table-cell>
        </table:table-row>
        <text:soft-page-break/>
        <table:table-row>
          <table:table-cell table:style-name="Table1.A3" office:value-type="string">
            <text:p text:style-name="P54">Séléction de case par clique (algo)</text:p>
          </table:table-cell>
          <table:table-cell table:style-name="Table1.B13" office:value-type="string">
            <text:p text:style-name="P54">45’</text:p>
          </table:table-cell>
          <table:table-cell table:style-name="Table1.C13" office:value-type="string">
            <text:p text:style-name="P63">+120’</text:p>
          </table:table-cell>
          <table:table-cell table:style-name="Table1.D13" office:value-type="string">
            <text:p text:style-name="P63">+120’</text:p>
          </table:table-cell>
          <table:table-cell table:style-name="Table1.E13" office:value-type="string">
            <text:p text:style-name="P54">60’</text:p>
          </table:table-cell>
        </table:table-row>
        <table:table-row table:style-name="Table1.5">
          <table:table-cell table:style-name="Table1.A2" office:value-type="string">
            <text:p text:style-name="P54">Prédicat ‘occupé’</text:p>
          </table:table-cell>
          <table:table-cell table:style-name="Table1.B14" office:value-type="string">
            <text:p text:style-name="P54">5’</text:p>
          </table:table-cell>
          <table:table-cell table:style-name="Table1.C14" office:value-type="string">
            <text:p text:style-name="P54">5’</text:p>
          </table:table-cell>
          <table:table-cell table:style-name="Table1.D14" office:value-type="string">
            <text:p text:style-name="P54">5’</text:p>
          </table:table-cell>
          <table:table-cell table:style-name="Table1.E14" office:value-type="string">
            <text:p text:style-name="P54">15’</text:p>
          </table:table-cell>
        </table:table-row>
        <table:table-row>
          <table:table-cell table:style-name="Table1.A3" office:value-type="string">
            <text:p text:style-name="P63">Calcul du worker le plus proche</text:p>
          </table:table-cell>
          <table:table-cell table:style-name="Table1.B15" office:value-type="string">
            <text:p text:style-name="P63">30’</text:p>
          </table:table-cell>
          <table:table-cell table:style-name="Table1.C15" office:value-type="string">
            <text:p text:style-name="P63">45’</text:p>
          </table:table-cell>
          <table:table-cell table:style-name="Table1.D15" office:value-type="string">
            <text:p text:style-name="P64">30’</text:p>
          </table:table-cell>
          <table:table-cell table:style-name="Table1.E15" office:value-type="string">
            <text:p text:style-name="P64">120’</text:p>
          </table:table-cell>
        </table:table-row>
        <table:table-row>
          <table:table-cell table:style-name="Table1.A2" office:value-type="string">
            <text:p text:style-name="P54">Collecte de ressources </text:p>
          </table:table-cell>
          <table:table-cell table:style-name="Table1.B16" office:value-type="string">
            <text:p text:style-name="P54">30’</text:p>
          </table:table-cell>
          <table:table-cell table:style-name="Table1.C16" office:value-type="string">
            <text:p text:style-name="P54">60’</text:p>
          </table:table-cell>
          <table:table-cell table:style-name="Table1.D16" office:value-type="string">
            <text:p text:style-name="P54">90’</text:p>
          </table:table-cell>
          <table:table-cell table:style-name="Table1.E16" office:value-type="string">
            <text:p text:style-name="P54">45’</text:p>
          </table:table-cell>
        </table:table-row>
        <table:table-row>
          <table:table-cell table:style-name="Table1.A3" office:value-type="string">
            <text:p text:style-name="P54">Déplacement des workers</text:p>
          </table:table-cell>
          <table:table-cell table:style-name="Table1.B17" office:value-type="string">
            <text:p text:style-name="P54">45’</text:p>
          </table:table-cell>
          <table:table-cell table:style-name="Table1.C17" office:value-type="string">
            <text:p text:style-name="P54">60’</text:p>
          </table:table-cell>
          <table:table-cell table:style-name="Table1.D17" office:value-type="string">
            <text:p text:style-name="P54">60’</text:p>
          </table:table-cell>
          <table:table-cell table:style-name="Table1.E17" office:value-type="string">
            <text:p text:style-name="P54">60’</text:p>
          </table:table-cell>
        </table:table-row>
        <table:table-row>
          <table:table-cell table:style-name="Table1.A2" office:value-type="string">
            <text:p text:style-name="P55">Création de bâtiments par le joueur</text:p>
          </table:table-cell>
          <table:table-cell table:style-name="Table1.B18" office:value-type="string">
            <text:p text:style-name="P55"/>
            <text:p text:style-name="P55">30’</text:p>
          </table:table-cell>
          <table:table-cell table:style-name="Table1.C18" office:value-type="string">
            <text:p text:style-name="P55"/>
            <text:p text:style-name="P55">60’</text:p>
          </table:table-cell>
          <table:table-cell table:style-name="Table1.D18" office:value-type="string">
            <text:p text:style-name="P55"/>
            <text:p text:style-name="P55">60’</text:p>
          </table:table-cell>
          <table:table-cell table:style-name="Table1.E18" office:value-type="string">
            <text:p text:style-name="P55"/>
            <text:p text:style-name="P55">30’</text:p>
          </table:table-cell>
        </table:table-row>
        <table:table-row>
          <table:table-cell table:style-name="Table1.A3" office:value-type="string">
            <text:p text:style-name="P55">Pathfinding (algo)</text:p>
          </table:table-cell>
          <table:table-cell table:style-name="Table1.B19" office:value-type="string">
            <text:p text:style-name="P55">15’</text:p>
          </table:table-cell>
          <table:table-cell table:style-name="Table1.C19" office:value-type="string">
            <text:p text:style-name="P55">60’</text:p>
          </table:table-cell>
          <table:table-cell table:style-name="Table1.D19" office:value-type="string">
            <text:p text:style-name="P55">120’</text:p>
          </table:table-cell>
          <table:table-cell table:style-name="Table1.E19" office:value-type="string">
            <text:p text:style-name="P55">45’</text:p>
          </table:table-cell>
        </table:table-row>
        <table:table-row>
          <table:table-cell table:style-name="Table1.A2" office:value-type="string">
            <text:p text:style-name="P55">Décision des boutons activables</text:p>
          </table:table-cell>
          <table:table-cell table:style-name="Table1.B20" office:value-type="string">
            <text:p text:style-name="P55">30’</text:p>
          </table:table-cell>
          <table:table-cell table:style-name="Table1.C20" office:value-type="string">
            <text:p text:style-name="P55">45’</text:p>
          </table:table-cell>
          <table:table-cell table:style-name="Table1.D20" office:value-type="string">
            <text:p text:style-name="P55">45’</text:p>
          </table:table-cell>
          <table:table-cell table:style-name="Table1.E20" office:value-type="string">
            <text:p text:style-name="P55">15’</text:p>
          </table:table-cell>
        </table:table-row>
        <table:table-row>
          <table:table-cell table:style-name="Table1.A3" office:value-type="string">
            <text:p text:style-name="P55">Création de nouveaux workers par le joueur</text:p>
          </table:table-cell>
          <table:table-cell table:style-name="Table1.B21" office:value-type="string">
            <text:p text:style-name="P56"/>
            <text:p text:style-name="P55">15’</text:p>
          </table:table-cell>
          <table:table-cell table:style-name="Table1.C21" office:value-type="string">
            <text:p text:style-name="P56"/>
            <text:p text:style-name="P55">30’</text:p>
          </table:table-cell>
          <table:table-cell table:style-name="Table1.D21" office:value-type="string">
            <text:p text:style-name="P56"/>
            <text:p text:style-name="P55">30’</text:p>
          </table:table-cell>
          <table:table-cell table:style-name="Table1.E21" office:value-type="string">
            <text:p text:style-name="P56"/>
            <text:p text:style-name="P55">15’</text:p>
          </table:table-cell>
        </table:table-row>
        <table:table-row>
          <table:table-cell table:style-name="Table1.A2" office:value-type="string">
            <text:p text:style-name="P55">Achat &amp; Vente de ressources</text:p>
          </table:table-cell>
          <table:table-cell table:style-name="Table1.B22" office:value-type="string">
            <text:p text:style-name="P55">30’</text:p>
          </table:table-cell>
          <table:table-cell table:style-name="Table1.C22" office:value-type="string">
            <text:p text:style-name="P55">45’</text:p>
          </table:table-cell>
          <table:table-cell table:style-name="Table1.D22" office:value-type="string">
            <text:p text:style-name="P55">90’</text:p>
          </table:table-cell>
          <table:table-cell table:style-name="Table1.E22" office:value-type="string">
            <text:p text:style-name="P55">45’</text:p>
          </table:table-cell>
        </table:table-row>
        <table:table-row>
          <table:table-cell table:style-name="Table1.A3" office:value-type="string">
            <text:p text:style-name="P57">Affichage Interface de vente</text:p>
          </table:table-cell>
          <table:table-cell table:style-name="Table1.B23" office:value-type="string">
            <text:p text:style-name="P57">30’</text:p>
          </table:table-cell>
          <table:table-cell table:style-name="Table1.C23" office:value-type="string">
            <text:p text:style-name="P57">45’</text:p>
          </table:table-cell>
          <table:table-cell table:style-name="Table1.D23" office:value-type="string">
            <text:p text:style-name="P57">60’</text:p>
          </table:table-cell>
          <table:table-cell table:style-name="Table1.E23" office:value-type="string">
            <text:p text:style-name="P57">30’</text:p>
          </table:table-cell>
        </table:table-row>
        <table:table-row>
          <table:table-cell table:style-name="Table1.A2" office:value-type="string">
            <text:p text:style-name="P57">Affichage Interface de construction</text:p>
          </table:table-cell>
          <table:table-cell table:style-name="Table1.B24" office:value-type="string">
            <text:p text:style-name="P57">15’</text:p>
          </table:table-cell>
          <table:table-cell table:style-name="Table1.C24" office:value-type="string">
            <text:p text:style-name="P57">30’</text:p>
          </table:table-cell>
          <table:table-cell table:style-name="Table1.D24" office:value-type="string">
            <text:p text:style-name="P57">45’</text:p>
          </table:table-cell>
          <table:table-cell table:style-name="Table1.E24" office:value-type="string">
            <text:p text:style-name="P57">15’</text:p>
          </table:table-cell>
        </table:table-row>
        <table:table-row>
          <table:table-cell table:style-name="Table1.A3" office:value-type="string">
            <text:p text:style-name="P58">Dépôt de ressource des workers par choix du joueur</text:p>
          </table:table-cell>
          <table:table-cell table:style-name="Table1.B25" office:value-type="string">
            <text:p text:style-name="P56"/>
            <text:p text:style-name="P58">15’</text:p>
          </table:table-cell>
          <table:table-cell table:style-name="Table1.C25" office:value-type="string">
            <text:p text:style-name="P56"/>
            <text:p text:style-name="P58">45’</text:p>
          </table:table-cell>
          <table:table-cell table:style-name="Table1.D25" office:value-type="string">
            <text:p text:style-name="P56"/>
            <text:p text:style-name="P58">30’</text:p>
          </table:table-cell>
          <table:table-cell table:style-name="Table1.E25" office:value-type="string">
            <text:p text:style-name="P56"/>
            <text:p text:style-name="P58">30’</text:p>
          </table:table-cell>
        </table:table-row>
        <table:table-row>
          <table:table-cell table:style-name="Table1.A2" office:value-type="string">
            <text:p text:style-name="P58">Capacité d’inventaire limité selon entité</text:p>
          </table:table-cell>
          <table:table-cell table:style-name="Table1.B26" office:value-type="string">
            <text:p text:style-name="P56"/>
            <text:p text:style-name="P58">45’</text:p>
          </table:table-cell>
          <table:table-cell table:style-name="Table1.C26" office:value-type="string">
            <text:p text:style-name="P56"/>
            <text:p text:style-name="P58">30’</text:p>
          </table:table-cell>
          <table:table-cell table:style-name="Table1.D26" office:value-type="string">
            <text:p text:style-name="P56"/>
            <text:p text:style-name="P58">15’</text:p>
          </table:table-cell>
          <table:table-cell table:style-name="Table1.E26" office:value-type="string">
            <text:p text:style-name="P56"/>
            <text:p text:style-name="P58">45’</text:p>
          </table:table-cell>
        </table:table-row>
        <table:table-row table:style-name="Table1.5">
          <table:table-cell table:style-name="Table1.A3" office:value-type="string">
            <text:p text:style-name="P58">Dépôt automatique de ressources des workers</text:p>
          </table:table-cell>
          <table:table-cell table:style-name="Table1.B27" office:value-type="string">
            <text:p text:style-name="P56"/>
            <text:p text:style-name="P58">15’</text:p>
          </table:table-cell>
          <table:table-cell table:style-name="Table1.C27" office:value-type="string">
            <text:p text:style-name="P56"/>
            <text:p text:style-name="P58">30’</text:p>
          </table:table-cell>
          <table:table-cell table:style-name="Table1.D27" office:value-type="string">
            <text:p text:style-name="P56"/>
            <text:p text:style-name="P58">90’</text:p>
          </table:table-cell>
          <table:table-cell table:style-name="Table1.E27" office:value-type="string">
            <text:p text:style-name="P56"/>
            <text:p text:style-name="P58">60’</text:p>
          </table:table-cell>
        </table:table-row>
        <table:table-row table:style-name="Table1.5">
          <table:table-cell table:style-name="Table1.A2" office:value-type="string">
            <text:p text:style-name="P59">Actualisation constante de l’affichage </text:p>
          </table:table-cell>
          <table:table-cell table:style-name="Table1.B28" office:value-type="string">
            <text:p text:style-name="P56"/>
            <text:p text:style-name="P59">15’</text:p>
          </table:table-cell>
          <table:table-cell table:style-name="Table1.C28" office:value-type="string">
            <text:p text:style-name="P56"/>
            <text:p text:style-name="P59">30’</text:p>
          </table:table-cell>
          <table:table-cell table:style-name="Table1.D28" office:value-type="string">
            <text:p text:style-name="P56"/>
            <text:p text:style-name="P59">60’</text:p>
          </table:table-cell>
          <table:table-cell table:style-name="Table1.E28" office:value-type="string">
            <text:p text:style-name="P56"/>
            <text:p text:style-name="P59">30'</text:p>
          </table:table-cell>
        </table:table-row>
        <table:table-row table:style-name="Table1.5">
          <table:table-cell table:style-name="Table1.A3" office:value-type="string">
            <text:p text:style-name="P60">Augmentation des ressources des terrains en temps constant</text:p>
          </table:table-cell>
          <table:table-cell table:style-name="Table1.B29" office:value-type="string">
            <text:p text:style-name="P56"/>
            <text:p text:style-name="P60">5’</text:p>
          </table:table-cell>
          <table:table-cell table:style-name="Table1.C29" office:value-type="string">
            <text:p text:style-name="P56"/>
            <text:p text:style-name="P60">15’</text:p>
          </table:table-cell>
          <table:table-cell table:style-name="Table1.D29" office:value-type="string">
            <text:p text:style-name="P56"/>
            <text:p text:style-name="P60">15’</text:p>
          </table:table-cell>
          <table:table-cell table:style-name="Table1.E29" office:value-type="string">
            <text:p text:style-name="P56"/>
            <text:p text:style-name="P60">15’</text:p>
          </table:table-cell>
        </table:table-row>
        <table:table-row table:style-name="Table1.30">
          <table:table-cell table:style-name="Table1.A2" office:value-type="string">
            <text:p text:style-name="P61">Spawn Aleatoire d’ennemies</text:p>
          </table:table-cell>
          <table:table-cell table:style-name="Table1.B30" office:value-type="string">
            <text:p text:style-name="P61">15’</text:p>
          </table:table-cell>
          <table:table-cell table:style-name="Table1.C30" office:value-type="string">
            <text:p text:style-name="P61">30’</text:p>
          </table:table-cell>
          <table:table-cell table:style-name="Table1.D30" office:value-type="string">
            <text:p text:style-name="P61">30’</text:p>
          </table:table-cell>
          <table:table-cell table:style-name="Table1.E30" office:value-type="string">
            <text:p text:style-name="P61">15’</text:p>
          </table:table-cell>
        </table:table-row>
        <table:table-row table:style-name="Table1.30">
          <table:table-cell table:style-name="Table1.A3" office:value-type="string">
            <text:p text:style-name="P61">Déplacement aléatoire des ennemies</text:p>
          </table:table-cell>
          <table:table-cell table:style-name="Table1.B31" office:value-type="string">
            <text:p text:style-name="P61"/>
            <text:p text:style-name="P61">30’</text:p>
          </table:table-cell>
          <table:table-cell table:style-name="Table1.C31" office:value-type="string">
            <text:p text:style-name="P61"/>
            <text:p text:style-name="P61">30’</text:p>
          </table:table-cell>
          <table:table-cell table:style-name="Table1.D31" office:value-type="string">
            <text:p text:style-name="P61"/>
            <text:p text:style-name="P61">45’</text:p>
          </table:table-cell>
          <table:table-cell table:style-name="Table1.E31" office:value-type="string">
            <text:p text:style-name="P61"/>
            <text:p text:style-name="P61">60’</text:p>
          </table:table-cell>
        </table:table-row>
        <table:table-row table:style-name="Table1.30">
          <table:table-cell table:style-name="Table1.A2" office:value-type="string">
            <text:p text:style-name="P61">Manipulation des chevaliers spécifiquement</text:p>
          </table:table-cell>
          <table:table-cell table:style-name="Table1.B32" office:value-type="string">
            <text:p text:style-name="P61"/>
            <text:p text:style-name="P61">15’</text:p>
          </table:table-cell>
          <table:table-cell table:style-name="Table1.C32" office:value-type="string">
            <text:p text:style-name="P61"/>
            <text:p text:style-name="P61">45’</text:p>
          </table:table-cell>
          <table:table-cell table:style-name="Table1.D32" office:value-type="string">
            <text:p text:style-name="P61"/>
            <text:p text:style-name="P61">30’</text:p>
          </table:table-cell>
          <table:table-cell table:style-name="Table1.E32" office:value-type="string">
            <text:p text:style-name="P61"/>
            <text:p text:style-name="P61">30’</text:p>
          </table:table-cell>
        </table:table-row>
        <table:table-row table:style-name="Table1.30">
          <table:table-cell table:style-name="Table1.A3" office:value-type="string">
            <text:p text:style-name="P61">Affrontement workers/ennemies</text:p>
          </table:table-cell>
          <table:table-cell table:style-name="Table1.B33" office:value-type="string">
            <text:p text:style-name="P61">45’</text:p>
          </table:table-cell>
          <table:table-cell table:style-name="Table1.C33" office:value-type="string">
            <text:p text:style-name="P61">45’</text:p>
          </table:table-cell>
          <table:table-cell table:style-name="Table1.D33" office:value-type="string">
            <text:p text:style-name="P61">90’</text:p>
          </table:table-cell>
          <table:table-cell table:style-name="Table1.E33" office:value-type="string">
            <text:p text:style-name="P61">60’</text:p>
          </table:table-cell>
        </table:table-row>
        <table:table-row table:style-name="Table1.30">
          <table:table-cell table:style-name="Table1.A2" office:value-type="string">
            <text:p text:style-name="P44">Objectifs de jeu </text:p>
          </table:table-cell>
          <table:table-cell table:style-name="Table1.B34" office:value-type="string">
            <text:p text:style-name="P62">45’</text:p>
          </table:table-cell>
          <table:table-cell table:style-name="Table1.C34" office:value-type="string">
            <text:p text:style-name="P62">30’</text:p>
          </table:table-cell>
          <table:table-cell table:style-name="Table1.D34" office:value-type="string">
            <text:p text:style-name="P62">15’</text:p>
          </table:table-cell>
          <table:table-cell table:style-name="Table1.E34" office:value-type="string">
            <text:p text:style-name="P62">30’</text:p>
          </table:table-cell>
        </table:table-row>
        <table:table-row table:style-name="Table1.30">
          <table:table-cell table:style-name="Table1.A3" office:value-type="string">
            <text:p text:style-name="P44">Fin de jeu lors de <text:soft-page-break/>défaite</text:p>
          </table:table-cell>
          <table:table-cell table:style-name="Table1.B35" office:value-type="string">
            <text:p text:style-name="P62">15’</text:p>
          </table:table-cell>
          <table:table-cell table:style-name="Table1.C35" office:value-type="string">
            <text:p text:style-name="P62">15’</text:p>
          </table:table-cell>
          <table:table-cell table:style-name="Table1.D35" office:value-type="string">
            <text:p text:style-name="P62">30’</text:p>
          </table:table-cell>
          <table:table-cell table:style-name="Table1.E35" office:value-type="string">
            <text:p text:style-name="P62">45’</text:p>
          </table:table-cell>
        </table:table-row>
        <table:table-row table:style-name="Table1.30">
          <table:table-cell table:style-name="Table1.A2" office:value-type="string">
            <text:p text:style-name="P44">Fin de jeu à la fin du temps</text:p>
          </table:table-cell>
          <table:table-cell table:style-name="Table1.B36" office:value-type="string">
            <text:p text:style-name="P62">5’</text:p>
          </table:table-cell>
          <table:table-cell table:style-name="Table1.C36" office:value-type="string">
            <text:p text:style-name="P62">5’</text:p>
          </table:table-cell>
          <table:table-cell table:style-name="Table1.D36" office:value-type="string">
            <text:p text:style-name="P62">15’</text:p>
          </table:table-cell>
          <table:table-cell table:style-name="Table1.E36" office:value-type="string">
            <text:p text:style-name="P62">30’</text:p>
          </table:table-cell>
        </table:table-row>
        <table:table-row table:style-name="Table1.37">
          <table:table-cell table:style-name="Table1.A37" office:value-type="string">
            <text:p text:style-name="P45">Calcul du score</text:p>
          </table:table-cell>
          <table:table-cell table:style-name="Table1.B37" office:value-type="string">
            <text:p text:style-name="P62">15’</text:p>
          </table:table-cell>
          <table:table-cell table:style-name="Table1.C37" office:value-type="string">
            <text:p text:style-name="P62">30’</text:p>
          </table:table-cell>
          <table:table-cell table:style-name="Table1.D37" office:value-type="string">
            <text:p text:style-name="P62">30’</text:p>
          </table:table-cell>
          <table:table-cell table:style-name="Table1.E37" office:value-type="string">
            <text:p text:style-name="P62">60’</text:p>
          </table:table-cell>
        </table:table-row>
      </table:table>
      <text:p text:style-name="P7"/>
      <text:p text:style-name="P7"/>
      <text:p text:style-name="P7"/>
      <text:p text:style-name="P7">Conception Générale -</text:p>
      <text:p text:style-name="P28"><text:span text:style-name="T66"><text:tab/>Pour ce qui est des actions “passives” du code, on y retrouve le contrôle de certaines actions des workers (dépôt automatique de ressource et recovery en cas de combats), le spawn aléatoire d’ennemis ainsi que leurs déplacements et agissements, mais aussi l’augmentation des ressources des terrains ainsi que l’actualisation constante de l’affichage. Toutes ces actions sont initialisées soit lors de la création du Game Controler, soit lors de la création de nouveaux workers/ennemy :</text:span></text:p>
      <text:p text:style-name="P27"><text:tab/>-----<text:span text:style-name="T66">SCHEMA ACTIONS PASSIVES-----</text:span></text:p>
      <text:p text:style-name="P27"/>
      <text:p text:style-name="P27"><text:tab/><text:span text:style-name="T67">L’élément principal du fonctionnement du jeu est le click sur un terrain, en effet c’est lors du click sur un terrain que l’ont peut accéder à toutes les informations quant aux actions que l’on peut effectuer ou non. Donc lorsque le joueur clique sur un terrain, ce dernier est indiqué comme le terrain courant, ce qui entraîne plusieurs évènements spécifiques, et ensuite les boutons d’action sont activés/désactivés selon l’état de ce terrain courant :</text:span></text:p>
      <text:p text:style-name="P27"><text:tab/>-----<text:span text:style-name="T67">SCHEMA ACTIONS APRES CLICK TERRAIN-----</text:span></text:p>
      <text:p text:style-name="P27"/>
      <text:p text:style-name="P27"><text:tab/><text:span text:style-name="T68">Donc une fois qu’on a cliqué sur un terrain et que les boutons d’actions se sont activés, on peut cliquer sur eux, et chacun d’entre eux lance alors une série d’événements spécifique à sa fonction :</text:span></text:p>
      <text:p text:style-name="P27"><text:s text:c="5"/><text:span text:style-name="T68">Le bouton “Build” → </text:span><text:span text:style-name="T87">Récupère le worker adéquat le plus proche et l’envoie sur la case voulue avant de faire appelle aux fonctions de création d’un nouveau bâtiment du type voulu.</text:span></text:p>
      <text:p text:style-name="P27"><text:s text:c="5"/><text:span text:style-name="T68">Le bouton “Upgrade” → </text:span><text:span text:style-name="T87">Si l’upgrade se fait sur un bâtiment, alors récupère le worker le plus proche et l’envoie sur la case voulue avant d’appeler les fonctions de LevelUp adéquat pour un bâtiment. Sinon appelle simplement les fonctions de LevelUp adéquat pour un worker</text:span></text:p>
      <text:p text:style-name="P27"><text:s text:c="5"/><text:span text:style-name="T68">Le bouton “Move” → </text:span><text:span text:style-name="T88">Récupère le worker “Knight” le plus proche et l’envoie sur la case désignée.</text:span></text:p>
      <text:p text:style-name="P27"><text:s text:c="5"/><text:span text:style-name="T68">Le bouton “Collect” → </text:span><text:span text:style-name="T88">Récupère le worker au rôle correspondant au type de ressource de la case désignée et l’envoie dessus pour y récolter le montant maximal.</text:span></text:p>
      <text:p text:style-name="P27"><text:s text:c="5"/><text:span text:style-name="T68">Le bouton “Train” → </text:span><text:span text:style-name="T88">Crée un nouveau worker du type associé au bâtiment d’entraînement en question sur la case occupée par ce dernier.</text:span></text:p>
      <text:p text:style-name="P27"><text:s text:c="5"/><text:span text:style-name="T68">Le bouton “</text:span><text:span text:style-name="T69">Expand</text:span><text:span text:style-name="T68">” → </text:span><text:span text:style-name="T88">Récupère parmis tous les workers (“Knight” exclu) le plus proche afin de l’envoyer sur la case désignée pour transformer le type du terrain en “City”.</text:span></text:p>
      <text:p text:style-name="P27"><text:s text:c="5"/><text:span text:style-name="T68">Le bouton “Shop” → </text:span></text:p>
      <text:p text:style-name="P27"><text:s text:c="5"/><text:span text:style-name="T68">Le bouton “Drop” → </text:span></text:p>
      <text:p text:style-name="P27"><text:tab/></text:p>
      <text:p text:style-name="P27"><text:tab/><text:span text:style-name="T70">Pour ce qui est du fonctionnement général du jeu, nous avons utilisé un modèle MVC (Model-View-Controler), dont le fonctionnement général est le suivant : MUST WRITE.</text:span></text:p>
      <text:p text:style-name="P27"><text:tab/><text:span text:style-name="T70">Qui plus est nous utilisons de la programmation événementiel et concurentielle, ce qui fait que le controller s’occupe d’attendre certaines actions du joueur, d’instantier des threads spécifiques à ces dernières, mais aussi d’en instantier suite à certains événements interne au jeu. </text:span></text:p>
      <text:p text:style-name="P27"><text:tab/>-----<text:span text:style-name="T71">SCHEMA EVENEMENT ET DECLENCHEMENT DE THREADS-----</text:span></text:p>
      <text:p text:style-name="P27"><text:tab/><text:tab/></text:p>
      <text:p text:style-name="P8">Conception Détaillée -</text:p>
      <text:p text:style-name="P8"><text:tab/><text:span text:style-name="T17">Pour CHAQUE fonctionnalité → principales structures de données utilisées + algo + conditions limites + utilisation du code par autres fonctionnalités</text:span></text:p>
      <text:p text:style-name="P29"><text:soft-page-break/><text:tab/></text:p>
      <text:p text:style-name="P9"><text:span text:style-name="T17"><text:tab/></text:span><text:span text:style-name="T47">Affichage du monde : </text:span></text:p>
      <text:p text:style-name="P47"><text:tab/><text:tab/>Pour l’implémentation du monde nous utilisons une grille hexagonale avec une disposition “even-q” verticale, qui est représentée dans le code par unr ArrayList 2D dans la classe ‘MapModel’. Pour ce qui est donc de l’affichage nous utilisons un algorithme qui pour chacune des coordonnées de la grille associe l’hexagone correspondant de la grille dans un Jpanel dédié au monde contenu dans la classe ‘MapView’. Pour cet affichage nous utilisons les coordonées attribuées à chaque terrain de la grille lors de l’initialisation afin de dessiner l’hexagone correspondant à l’endroit souhaité, en calculant sa position par rapport aux coordonnées d’origine de la grille et les dimensions pré-définies. Il n’y a pas vraiment d’algorithme pour dessiner chacun des terrains cela se fait par calculs trigonométriques en fonction du centre de ce dernier. </text:p>
      <text:p text:style-name="P47"/>
      <text:p text:style-name="P47"><text:tab/><text:span text:style-name="T78">Affichage des workers :</text:span></text:p>
      <text:p text:style-name="P47"/>
      <text:p text:style-name="P47"><text:tab/><text:span text:style-name="T78">Affichage du Panneau de Contrôle :</text:span></text:p>
      <text:p text:style-name="P48"><text:tab/><text:tab/>Pour l’affichage du panneau de contrôle nous avons utilisé un grid bag layout que nous avons appliqué à notre Jpanel. Pour utiliser se grid bag layout il faut définir une constraint. Elle nous sert à faire respecter certaines contraintes chaque élément que l’on ajoute à notre Jpanel.</text:p>
      <text:p text:style-name="P1">Tout d’abord on définit que chaque élément prendra tout la place dans la case. Puis, on définit la taille minimum de chacune des cases du tableau. On utilise la variable ipadx ou ipady. Cette variable est le padding interne de la case. Il faut aussi prendre en compte que les boutons que l’on rajoute dans les cases on eux aussi une taille minimum. Par exemple pour faire un bouton de 20 de large on utilisera la commande Consstraint.ipadx=20-button.minimum Size(). On définit aussi de la marge extérieure entre chaque élément du tableau avec la variable insets. Ensuite on sélectionne une case du tableau à l’aide gridx et gridy. </text:p>
      <text:p text:style-name="P1">On créé alors un bouton avec un bouton au quelle on attribue un nom, un tooltip et une icones. Il faut faire attention que l’icône que l’on à ajouter au bouton augmente la taille minimum de celui-ci. Pour finir on ajoute à notre Jpanel avec add(button, contraint). Il suffit juste alors de crée 8 autre boutons et des ajoutés au Jpanel.</text:p>
      <text:p text:style-name="P1">Ces boutons sont ensuite mis dans une liste et qui peut être obtenue avec getButtonlist. Il est aussi possible d’obtenir un bouton selon son nom avec GetButtonFromName.</text:p>
      <text:p text:style-name="P48"><text:span text:style-name="Police_20_par_20_défaut"><text:span text:style-name="T77"/></text:span></text:p>
      <text:p text:style-name="P47"><text:tab/><text:span text:style-name="T78">Différents types de terrains :</text:span></text:p>
      <text:p text:style-name="P47"><text:tab/><text:tab/>Chacun des terrains créé se voit attribué a l’initialisation du monde un types spécifique, définis dans le type enuméré ‘CellId’, qui permettra par la suite de définir les différentes actions possible quant à ce terrain, notamment pour la construction de bâtiment, qui est différente selon chacun des terrains présent sur la map. </text:p>
      <text:p text:style-name="P47"/>
      <text:p text:style-name="P47"><text:tab/><text:span text:style-name="T78">Différents types de ressources :</text:span></text:p>
      <text:p text:style-name="P47"><text:tab/><text:tab/>Dans le jeu il est possible (voir nécéssaire) de collecter des ressources, pour se faire nous avons définit dans le type énuméré ‘Resource’ toutes les ressources existantes, correspondant chacune à un type de terrains sur lequel elles apparaissent. Chacune d’entre elle sera aussi utilisé dans des quantités différents selon les cas, mais globalement nous avons instauré un système de “rareté” où le bois est la ressources la plus courante, vient ensuite la pierre et enfin le fer, nous avons aussi instauré l’argent comme ressource non pas collectable mais échangeable. </text:p>
      <text:p text:style-name="P47"/>
      <text:p text:style-name="P47"><text:tab/><text:span text:style-name="T78">Différents rôles de workers :</text:span></text:p>
      <text:p text:style-name="P47"><text:tab/><text:tab/>Comme expliqué plus tôt chaque worker se voit attribué à sa création un rôle spécifique déterminant les actions que ce dernier devra/pourra effectuer lorsque le joueur le lui demandera. Ces rôles sont définit dans le type enuméré ‘WorkerRole’, et la principale différence est le type de ressources avec lequel le worker interagira, en effet le “LumberJack” interagira avec le bois, et la construction de “SawMill”, le “Miner” avec la pierre ainsi que la construction de “Mine”, <text:soft-page-break/>et le “QuarryMan” avec le fer ainsi que la construction de “Quarry”. Le dernier type est lui définit de sorte à ce que les workers créés comme des “Knight” ne servent qu’à défendre les autres face aux ennemies présent dans le jeu. </text:p>
      <text:p text:style-name="P47"/>
      <text:p text:style-name="P47"><text:tab/><text:span text:style-name="T78">Différents types de bâtiments :</text:span></text:p>
      <text:p text:style-name="P9"><text:span text:style-name="T18"><text:tab/><text:tab/>Tous les bâtiments du jeu sont définis au même titre que les workers, lors de leur initialisation, comme ayant un type immuable, définit par le type enuméré ‘BuildingId’. Ils sont classés tout au long du code en 2 catégories, les bâtiments de production et les bâtiment d’entrainement, les bâtiments de production sont liés aux terrains qui produisent des ressources, et ceux d’entrainement sont liés aux terrains “city”. Grâce aux bâtiment de production le joueur peut récolter des ressources plus rapidement, et grâce aux bâtiments d’entrainement il peut créer de nouveaux workers. </text:span></text:p>
      <text:p text:style-name="P9"><text:span text:style-name="T18"/></text:p>
      <text:p text:style-name="P30"><text:tab/><text:span text:style-name="T78">Inventaires :</text:span></text:p>
      <text:p text:style-name="P30"><text:span text:style-name="T78"/></text:p>
      <text:p text:style-name="P30"><text:tab/><text:span text:style-name="T78">Création Aléatoire du monde :</text:span></text:p>
      <text:p text:style-name="P30"><text:tab/><text:tab/><text:span text:style-name="T72">Lors de l’initialisation du monde dans le constructeur de la classe ‘MapModel’, les types de terrains sont créés de manière aléatoire, selon un certains pourcentage d’apparition. Le plus probable d’apparaître étant les terrains de type “Plain” suivi par ceux de type “Forest” puis ceux de type “Mountain” et enfin ceux de type “Iron_Deposit”. Après cela le point de départ de la ville est définit aléatoirement, puis le bâtiment principal “CityHall” est construit dessus et les deux cases adjacentes sont transformées en “City” avec un bâtiment “Shop” sur l’une d’entre elles.</text:span></text:p>
      <text:p text:style-name="P30"><text:tab/><text:span text:style-name="T73">Après cela sont définis les terrains sur lesquelles apparaitront les ennemies, nous avons choisit de définir 10 terrains de type “Forest” aléatoiremetn comme dfes ‘spawners’ de loup, ce de manière aléatoire, dans une bouvle while. </text:span></text:p>
      <text:p text:style-name="P30"/>
      <text:p text:style-name="P30"><text:tab/><text:span text:style-name="T78">Liste des Workers existants :</text:span></text:p>
      <text:p text:style-name="P30"><text:tab/><text:tab/><text:span text:style-name="T74">Tous les modèles des workers du jeu sont contenu dans une </text:span><text:span text:style-name="T75">ArrayList de ‘WorkerModel’</text:span><text:span text:style-name="T74"> de la classe ‘GameModel’, qui a évidemment sa liste correspondante pour les vues liées aux modèles, grâce à laquelle ils sont accessibles à tout instants et actualisé à chacune des actions qu’ils effectuent </text:span><text:span text:style-name="T75">(idem pour les view). Cette liste est aussi actualisée lors de la création d’un nouveau worker, ainsi que lorsque l’un d’eux est tué. </text:span></text:p>
      <text:p text:style-name="P30"/>
      <text:p text:style-name="P30"><text:tab/><text:span text:style-name="T78">Liste des Bâtiments cosntruits :</text:span></text:p>
      <text:p text:style-name="P30"><text:tab/><text:tab/><text:span text:style-name="T76">Similairement aux listes utilisées pour les workers, nous avons fait des listes pour les bâtiments du jeu, organisées de la même manière que celles des workers, à la seule différence que les bâtiments ne peuvent pas être supprimés car rien n’est fait pour les détruire dans le jeu.</text:span></text:p>
      <text:p text:style-name="P30"/>
      <text:p text:style-name="P8"><text:span text:style-name="T18"><text:tab/></text:span><text:span text:style-name="T46">Selection de case :</text:span></text:p>
      <text:p text:style-name="P8"><text:span text:style-name="T19"><text:tab/><text:tab/></text:span><text:span text:style-name="T28">Pour la séléction d’une case lors d’un clique nous avons utilisé un ‘mouseListener’ dans la classe ‘MapCtrl’ qui lorsque le joueur clique dessus, récupère les coordonnées en pixels du click, puis grâce à la méthode ‘GetCoordFromClick()’ de la classe ‘MapModel’ récupère les coordonnées dans la grille du click effectué, cela grâce à un algorithme qui nous a demandé plusieurs heures de réflexions et différentes implementations… <text:tab/></text:span></text:p>
      <text:p text:style-name="P8"><text:span text:style-name="T28"><text:tab/><text:tab/>Les différentes méthodes imaginées furent les suivantes :</text:span></text:p>
      <text:p text:style-name="P8"><text:span text:style-name="T28"><text:tab/>- Découper les hexagones représentant les cases en plusieurs parties et interpoler le clique selon la partie de l’hexagone, après avoir ramener les coordonnées a un groupe de seulement 4 hexagones.</text:span></text:p>
      <text:p text:style-name="P8"><text:span text:style-name="T28"><text:tab/>- Récuperer d’abord la colonne du clique puis regarder dans cette colonne à quelle case il appartenait. </text:span><text:span text:style-name="T30">(idem avec la ligne en première).</text:span></text:p>
      <text:p text:style-name="P8"><text:soft-page-break/><text:span text:style-name="T30"><text:tab/>- Découper la grille en groupe d’hexagones eux-mêmes découpés en groupe, qui une fois affinés permettraient de déterminer grâce à des modulos la région des hexagones à laquelle le click appartient (suggérée par notre professeur).</text:span></text:p>
      <text:p text:style-name="P8"><text:span text:style-name="T28"><text:tab/>- Récuperer approximativement les coordonnées du clique dans la grille puis affiner grâce à de la trigonométrie parmis les différentes possiblités obtenues.</text:span></text:p>
      <text:p text:style-name="P8"><text:span text:style-name="T28"/></text:p>
      <text:p text:style-name="P8"><text:span text:style-name="T28"><text:tab/><text:tab/>Bien que toutes ces méthodes se ressemblent nous avons finalement décidé de choisir la dernière car c’était la plus concluante, et voici une explication plus approfondie de l’algorithme présent dans la fonction ‘GetCoordFromClick()’ :</text:span></text:p>
      <text:p text:style-name="P8"><text:span text:style-name="T28"><text:tab/>Tout d'abord, il calcule les dimensions de chaque cellule hexagonale en fonction de la taille de la cellule (en pixels) fournie en entrée. Il utilise la trigonométrie pour calculer la hauteur et la largeur de chaque cellule hexagonale.</text:span></text:p>
      <text:p text:style-name="P8"><text:span text:style-name="T28"><text:tab/>Ensuite, lorsque l'utilisateur clique sur la grille, l'algorithme calcule une colonne et une ligne approximatives en fonction de la position x et y du clic. Pour cela, il divise la position x par la largeur de la cellule et arrondit le résultat vers le bas pour obtenir la colonne approximative. Il divise la position y par la hauteur de la cellule et arrondit également le résultat vers le bas pour obtenir la ligne approximative.</text:span></text:p>
      <text:p text:style-name="P8"><text:span text:style-name="T28"><text:tab/>Après avoir obtenu les colonne et ligne approximatives, l'algorithme utilise </text:span><text:span text:style-name="T31">encore une fois l</text:span><text:span text:style-name="T28">a trigonométrie pour ajuster les indices de colonne et de ligne en fonction de la position exacte </text:span><text:span text:style-name="T32">(plus ou moins)</text:span><text:span text:style-name="T28"> du clic sur la cellule hexagonale.</text:span></text:p>
      <text:p text:style-name="P8"><text:span text:style-name="T28"><text:tab/>L'algorithme calcule deux variables f1 et f2 qui représentent la position des deux diagonales d'une cellule hexagonale. f1 est la diagonale qui va du coin supérieur gauche au coin inférieur droit, et f2 est la diagonale qui va du coin supérieur droit au coin inférieur gauche. Ces variables sont calculées en fonction de l'angle de chaque hexagone et de la position x du clic sur la cellule.</text:span></text:p>
      <text:p text:style-name="P8"><text:span text:style-name="T28"><text:tab/>Ensuite, l'algorithme compare la position y du clic avec les variables f1 et f2. Si la position y est supérieure à f1, cela signifie que le clic est au-dessus de la diagonale f1. Dans ce cas, l'algorithme décrémente l'indice de colonne de 1 pour déplacer la cellule sélectionnée vers la gauche. Si la position y est inférieure à f2, cela signifie que le clic est en dessous de la diagonale f2. Dans ce cas, l'algorithme décrémente à la fois l'indice de colonne et l'indice de ligne de 1 pour déplacer la cellule sélectionnée vers le haut et vers la gauche.</text:span></text:p>
      <text:p text:style-name="P8"><text:span text:style-name="T28"><text:tab/>Finalement, l'algorithme renvoie les coordonnées (colonne et ligne) de la cellule hexagonale sélectionnée </text:span><text:span text:style-name="T29">en ajustant un peu les coordonnées</text:span><text:span text:style-name="T28">.</text:span></text:p>
      <text:p text:style-name="P8"><text:span text:style-name="T28"><text:tab/><text:tab/></text:span><text:span text:style-name="T33">Malgré certaines imprécisions surtout sur les côtés gauches de chaque cases, cet algorithme est le plus précis que nous ayons obtenus…</text:span></text:p>
      <text:p text:style-name="P8"><text:span text:style-name="T33"/></text:p>
      <text:p text:style-name="P8"><text:span text:style-name="T19"><text:tab/></text:span><text:span text:style-name="T48">Prédicat ‘occupé’ des workers et bâtiments :</text:span></text:p>
      <text:p text:style-name="P8"><text:span text:style-name="T20"><text:tab/><text:tab/></text:span><text:span text:style-name="T34">Afin de faciliter la distinction des workers &amp; bâtiment entre lorsqu’ils effectuent une tâche et lorsqu’ils sont disponible, nous avons décidé d’utiliser un prédicat “occupied” qui indique lorsqu’il est passé à “true” que le worker/buildings en question n’est pas disponible pour une quelconque autre action que celle qu’il effectue actuellement. Cela est représenté visuellement pour les workers par leur couleur qui est passée en rouge. </text:span></text:p>
      <text:p text:style-name="P8"><text:span text:style-name="T34"/></text:p>
      <text:p text:style-name="P8"><text:span text:style-name="T34"><text:tab/></text:span><text:span text:style-name="T49">Calcul du workers adapté le plus proche:</text:span></text:p>
      <text:p text:style-name="P8"><text:span text:style-name="T35"><text:tab/><text:tab/></text:span><text:span text:style-name="T36">Pour la plupart des actions implémentées, nous avions besoin de trouver le workers adapté le plus proche afin qu’il se rendent là où cette action se déroulaient. C’est pourquoi nous avons créé la fonction ‘GetNearestWorker()’ qui possède 2 versions, chacune utilisant le même algorithme principal mais avec certains tests plus précis pour la deuxième. </text:span></text:p>
      <text:p text:style-name="P8"><text:span text:style-name="T36"><text:tab/><text:tab/>En effet pour chacune des deux versions voici l’algorithme utilisé :</text:span></text:p>
      <text:p text:style-name="P8"><text:span text:style-name="T36"><text:tab/>On </text:span><text:span text:style-name="T38">définit d’abord une variable “shortest” équivalent à l’infini, puis on parcourt la liste des workers présent dans le jeu, et pour chacun d’entre eux, on calcul le chemin le plus court jusqu’a la case sur laquelle on veut qu’il se rende pour effectuer l’action, puis on calcul la longueur de ce chemin, et si cette dernière est inférieure à la distance “shortest” alors cette dernière est définit </text:span><text:soft-page-break/><text:span text:style-name="T38">comme la plus courte (elle remplace “shortest”). Puis à la fin de la boucle, on récupère le worker associé à la distance la plus court “shortest” et on le désigne comme étant le worker le plus proche de la case sur laquelle se trouve l’action. </text:span></text:p>
      <text:p text:style-name="P8"><text:span text:style-name="T38"><text:tab/>Pour la deuxième version l’algorithme est globalement le même mais cette fois-ci on ne calcule pas la distance pour tous les workers, mais seulement ceux dont le role correspond à la tâche à effectuer passée en paramètre. </text:span><text:span text:style-name="T39">Les différentes tâches possibles sont définit dans le type enuméré ‘Actions’, permettant de tester plus efficacement qu’avec des types string les actions voulues. </text:span></text:p>
      <text:p text:style-name="P8"><text:span text:style-name="T37"/></text:p>
      <text:p text:style-name="P10"><text:span text:style-name="T37"><text:tab/></text:span><text:span text:style-name="T48">Déplacement des workers :</text:span></text:p>
      <text:p text:style-name="P10"><text:span text:style-name="T48"/></text:p>
      <text:p text:style-name="P31"><text:tab/><text:span text:style-name="T78">Récolte des ressources :</text:span></text:p>
      <text:p text:style-name="P35"><text:tab/><text:tab/><text:span text:style-name="T83">L’action principale de ce jeu est l’action “Collect” qui permet au joueur d’envoyer un worker récolter les ressources d’un terrain ou d’un bâtiment si il clique sur une case le permettant. <text:line-break/><text:tab/><text:tab/>Pour se faire, on crée un nouveau thread “WorkerCollect()” prenant en argument un worker et la cellule destination, le worker étant calculé grâce à la fonction précédemment décrite ‘GetNearestWorker()’ à laquelle on à passé la tâche “Collect”. </text:span><text:span text:style-name="T84">Le thread alors instantié signale le joueur comme occupé, puis déplace jusqu’à la case désignée, en utilisant l’algorithme décrit dans le déplacement des workers, puis fait appel selon le cas (présence d’un bâtiment ou non sur la case) aux fonctions ‘Collect()’ ou ‘Harvest()’ de la classe ‘GameModel()’, qui fonctionnent plus ou moins de la même manière :</text:span></text:p>
      <text:p text:style-name="P35"><text:tab/><text:span text:style-name="T84">Les fonctions regardent quelle quantité de ressources est disponible sur la case désignée, puis si cette dernière est supérieure à la quantité maximale qu’un worker peut récolter alors il récolte tout ce qu’il peut, et si ce n’est pas le cas alors il récolte l’entièreté des ressources de la case. La récolte constitue simplement en un transfert de ressource d’un inventaire à l’autre, entre l’inventaire de la case et l’inventaire du worker, selon la quantité indiquée. </text:span></text:p>
      <text:p text:style-name="P31"/>
      <text:p text:style-name="P8"><text:span text:style-name="T20"><text:tab/></text:span><text:span text:style-name="T50">Création de bâtiments :</text:span></text:p>
      <text:p text:style-name="P15"><text:span text:style-name="T21"><text:tab/><text:tab/></text:span><text:span text:style-name="T40">Tout au long du jeu une autre des actions possible pour le joueur est la création de bâtiment, pour se faire il y a plusieurs possiblités, toutes gérées par la classe ‘ActionBuild()’ du package Controler, soit le joueur a cliqué sur une case “City”, auquel cas on lance un thread “WorkerBuildTraining()” un peu particulier, soit il a cliqué sur une case produisant des ressources, auquel cas on lance un thread plus classique “WorkerBuildProduction()”. Ces deux threads produisent le même résultat mais avec un cheminement un peu différent : </text:span></text:p>
      <text:p text:style-name="P15"><text:span text:style-name="T40"><text:tab/>- Le thread “WorkerBuildProduction()” récupère simplement le worker le plus proche ayant le rôle correspondant au type de la case (correspondance logique par type de ressource comme expliqué plus tôt), puis lui indique le chemin jusqu’à la case, et enfin crée un nouveau bâtiment du type lié à la case. </text:span></text:p>
      <text:p text:style-name="P15"><text:span text:style-name="T40"><text:tab/>- Le thread “WorkerBuildTraining()” crée quant à lui un nouveau modèle ainsi qu’un view et enfin le controller spécifique “BuildingChoiceCtrl()”. Qui ouvre une Jframe grâce à laquelle le joueur pourra séléctionner le type de bâtiment qu’il veut construire en utilisant les boutons mis à sa disposition, et selon le bouton cliqué, un thread “BuildingTrain()” est instantier avec en paramètre le type de bâtiment désiré. Puis le fonctionnement est le même que pour “WorkerBuildProduciton()”, le worker désigné se rend sur la case en question et construit le bâtiment.</text:span></text:p>
      <text:p text:style-name="P15"><text:span text:style-name="T40"/></text:p>
      <text:p text:style-name="P32"><text:tab/><text:span text:style-name="T78">Pathfinding : </text:span></text:p>
      <text:p text:style-name="P46"><text:span text:style-name="T60"><text:tab/><text:tab/></text:span><text:span text:style-name="T59">Nous avons évoqué plus tôt la notion de chemin le plus court entre deux cases, mais afin de détèrminer ce dernier nous avons implémenté une version de l’algorithme de Dijkstra aussi appelé “algorihtme du plus court chemin” : </text:span></text:p>
      <text:p text:style-name="P46"><text:span text:style-name="T59"><text:tab/></text:span><text:span text:style-name="T61">On commence par prendre en entrée deux points, celui de départ et de fin du chemin que l’on souhaite déterminer. </text:span></text:p>
      <text:p text:style-name="P46"><text:soft-page-break/><text:tab/>L'algorithme <text:s/>fonctionne en assignant une distance de départ à chaque noeud, en utilisant une file de priorité pour maintenir les noeuds non visités, et en itérant à travers les noeuds adjacents pour mettre à jour la distance à partir du noeud de départ jusqu'à chaque noeud voisin.</text:p>
      <text:p text:style-name="P46"><text:tab/>L'algorithme commence par initialiser un tableau de points représentant le graphe, une HashMap pour stocker les distances à partir du point de départ et une autre HashMap pour stocker les noeuds précédents dans le chemin le plus court. Les distances sont initialisées à une valeur maximale pour tous les points, sauf le point de départ qui est initialisé à une distance de 0.</text:p>
      <text:p text:style-name="P46"><text:tab/>Ensuite, les noeuds sont ajoutés à la file de priorité en utilisant leur distance actuelle à partir du point de départ comme clé de priorité. L'algorithme itère ensuite sur les noeuds adjacents pour mettre à jour les distances en vérifiant si la distance à travers le noeud actuel jusqu'au noeud voisin est plus courte que la distance actuelle stockée pour ce noeud. Si c'est le cas, la distance est mise à jour et le noeud précédent est enregistré dans la HashMap.<text:tab/></text:p>
      <text:p text:style-name="P46"><text:tab/>Le processus se poursuit jusqu'à ce que le noeud d'arrivée soit atteint ou que tous les noeuds aient été visités. Si la distance à partir du point de départ jusqu'au point d'arrivée est infinie, cela signifie qu'il n'y a pas de chemin entre les deux points et la fonction renvoie null. Sinon, la fonction retourne la liste des points représentant le chemin le plus court entre le point de départ et le point d'arrivée.</text:p>
      <text:p text:style-name="P46"><text:tab/><text:span text:style-name="T85">Cette implementation de l’algorithme fait appelle à la partie fonctionnelle de Java, qui bien que n’étant pas forcément optimale nous a semblée intéréssante à utiliser dans le cas présent.</text:span></text:p>
      <text:p text:style-name="P46"/>
      <text:p text:style-name="P32"><text:tab/><text:span text:style-name="T78">Décision des boutons d’actions activés :</text:span></text:p>
      <text:p text:style-name="P36"><text:s/><text:tab/><text:tab/><text:span text:style-name="T86">A chaque click du joueur sur une case, on détermine lesquels des boutons d’actions seront activés ou non, afin d’indiquer au joueur visuellement lesquelles des intéractions avec le jeu il pourra effectuer : </text:span></text:p>
      <text:p text:style-name="P36"><text:tab/>- <text:span text:style-name="T87">Le bouton d’action Build </text:span><text:span text:style-name="T88">est rendu cliquable si la case désignée est une case produisant des ressources ou alors si elle est de type “City. Auquel cas un nouveau thread “WorkerBuildProduction()” ou “WorkerBuildTraining()” est instantié.</text:span></text:p>
      <text:p text:style-name="P36"><text:tab/>- <text:span text:style-name="T88">Le bouton d’action LevelUp est rendy cliquable si la case désignée contient un worker ou un building, même si techniquement une case ne peut pas en contenir on regarde en fait parmis les listes de workers et buildings si au moins l’un d’entre eux possède les même coordonnées courantes que la case désignée. Puis on fait isntantie selon le cas un thread “BuildingUpgrade()” ou “WorkerUpgrade()”. </text:span></text:p>
      <text:p text:style-name="P36"><text:tab/>- <text:span text:style-name="T89">Le bouton d’action Move est rendu cliquable si au moins un worker du jeu est de type “Knight”, auquel cas il instantie un thread “WorkerMove()” pour l’envoyer sur la case désignée.</text:span></text:p>
      <text:p text:style-name="P36"><text:tab/>- <text:span text:style-name="T89">Le bouton d’action Collect est rendu cliquable si la case désignée produit un quelconque type de ressource, puis instantie un thread “WorkerCollect()”.</text:span></text:p>
      <text:p text:style-name="P36"><text:tab/>- <text:span text:style-name="T89">Le bouton d’action Train est rendu cliquable si la case désignée contient un bâtiment d’entraînement (si ce dernier partage les mêmes coordonnées que cette dernière si on veut être plus précis). Puis instantie un thread de création de nouveau worker “BuildingTrain()”.</text:span></text:p>
      <text:p text:style-name="P36"><text:tab/>- <text:span text:style-name="T89">Le bouton d’action Expand est rendu cliquable si la case désignée est d’un type différent du type “City” et si c’est le cas instantie un thread “WorkerExpand()” qui envoie le worker le plus proche sur cette dernière afin d’en changer le type. </text:span></text:p>
      <text:p text:style-name="P36"><text:tab/>- <text:span text:style-name="T89">Le bouton d’action Shop est rendu cliquable si la case désignée est celle sur laquelle se trouve le bâtiment de type “Shop”, et si c’est le cas instantie un nouveau set (Model+View+Controler) lié au shop “ShopModel” “ShopView” et “ShopCtrl”. </text:span></text:p>
      <text:p text:style-name="P36"><text:tab/>- <text:span text:style-name="T89">Le bouton </text:span><text:span text:style-name="T90">d’action Drop est rendu cliquable si la case cliquée est celle sur laquelle se trouve le bâtiment principal “CityHall”, auquel cas instantie autant de thread “WorkerDrop()” qu’il y a de workers (autres que “Knight”) dans le jeu, afin que ces derniers transfert toutes les ressources dans leur inventaire à celui de la ville.</text:span></text:p>
      <text:p text:style-name="P36"><text:tab/>- <text:span text:style-name="T90">Le bouton d’action Objectifs est tout le temps cliquable car il ne permet au joueur que d’avoir un aperçu de sa progression quant aux différents objectifs de jeu, en instantiant une nouvelle view “GoalsView” liée au modèle déjà existant “GoalsModel”. </text:span></text:p>
      <text:p text:style-name="P36"><text:soft-page-break/><text:tab/></text:p>
      <text:p text:style-name="P8"><text:span text:style-name="T21"><text:tab/></text:span><text:span text:style-name="T51">Création de workers :</text:span></text:p>
      <text:p text:style-name="P15"><text:span text:style-name="T22"><text:tab/><text:tab/></text:span><text:span text:style-name="T41">Tout au long du jeu le joueur peut décider de créer de nouveau workers grâce aux bâtiment d’entraînement, ce qui crée un nouveau set (Model+View+Controler) grâce auquel le nouveau worker peut être librement utilisé. Ce dernier est ajouté aux listes déjà existantes (pour le model et la view) et un nouveau thread “WorkerCtrl” est instantié.</text:span></text:p>
      <text:p text:style-name="P15"><text:span text:style-name="T41"/></text:p>
      <text:p text:style-name="P33"><text:tab/><text:span text:style-name="T78">Achat &amp; Vente de ressources :</text:span></text:p>
      <text:p text:style-name="P37"><text:tab/><text:tab/><text:span text:style-name="T90">La ressource “Gold” n’est accessible au joueur que lorsqu’il décide de vendre des ressources, pour se faire il doit cliquer sur le shop et choisir un montant de ressources qu’il peut soit décider de vendre s’il a besoin de plus d’argent -qui est une ressource nécéssaire aux actions qu’il voudra effectuer-, soit d’acheter si jamais la récolte d’autres ressources est trop compliqué ou qu’il ne désir pas envoyé de worker récolter des ressources. </text:span></text:p>
      <text:p text:style-name="P38"><text:span text:style-name="T90"><text:tab/><text:tab/>Pour cela on instantie à chaque fois un nouveau Model une nouvelle View ainsi qu’un nouveau controler pour gerer les achats et ventes du joueur. <text:s/></text:span><text:span text:style-name="T93">La View permet au joueur de specifier sa requête, s</text:span><text:span text:style-name="T91">uite à quoi selon le bouton cliqué (buy ou sell) l’actionListener associé “ActionBuy” ou “ActionSell” s’occupe de faire l’ajout ou la suppression de ressources dans l’inventaire du joueur (de la ville) et la suppression ou l’ajout d’argent dans ce meme inventaire. </text:span><text:span text:style-name="T92">Chacun de ces boutons permet aussi de fermer la fenêtre instantiée pour l’action de manière indépendante (non liée à la fermeture de la fenêtre de jeu).</text:span></text:p>
      <text:p text:style-name="P38"><text:span text:style-name="T90"><text:s/></text:span></text:p>
      <text:p text:style-name="P33"><text:tab/><text:span text:style-name="T78">Affichage de l’interface de shop :</text:span></text:p>
      <text:p text:style-name="P39"><text:tab/><text:tab/>Pour l’affichage de l’interface shop une petite fenêtre apparait au milieu de l’écran. Ici c’est shop qui hérite de JFrame qui apparait à l’écran. Comme pour l’affichage du panneau de contrôle la fenêtre utilise un grid bag layout. Pour commencer ont créé 3 slider qui correspondent aux trois ressources du jeu. Ces sliders possèdent un change listenner qui appelle la procédure <text:span text:style-name="Police_20_par_20_défaut">stateChanged()</text:span> quand l’utilisateur les fait varier. On leur ajoute aussi des labels pour les identifiés. </text:p>
      <text:p text:style-name="P1"><text:span text:style-name="T99">On ajoute aussi deux label Buy price et sell price qui nous indique la valeur des ressources sélectionnée à l’aide des slider. La valeur de ses slider est ajuster quand l’utilisateur fait varier les sliders à l’aide de </text:span><text:span text:style-name="Police_20_par_20_défaut"><text:span text:style-name="T99">stateChanged().</text:span></text:span></text:p>
      <text:p text:style-name="P39">On crée ensuite deux boutons buy et sell. Buy devient griser si l’utilisateur essaye d’acheter des ressources qui coute plus que ça quantité d’or. Ce changement est effectué en utilisant la fonction <text:span text:style-name="Police_20_par_20_défaut">setEnable()</text:span> du bouton qui est appelé par <text:span text:style-name="Police_20_par_20_défaut">stateChanged()</text:span></text:p>
      <text:p text:style-name="P39"><text:span text:style-name="Police_20_par_20_défaut"><text:span text:style-name="T77"/></text:span></text:p>
      <text:p text:style-name="P8"><text:span text:style-name="T22"><text:tab/></text:span><text:span text:style-name="T52">Affichage de l’interface de construction :</text:span></text:p>
      <text:p text:style-name="P8"><text:span text:style-name="T52"/></text:p>
      <text:p text:style-name="P8"><text:span text:style-name="T23"><text:tab/></text:span><text:span text:style-name="T53">Capacité d’inventaire spécifiques aux </text:span><text:span text:style-name="T54">entités de jeu</text:span><text:span text:style-name="T53"> : </text:span></text:p>
      <text:p text:style-name="P15"><text:span text:style-name="T24"><text:tab/><text:tab/></text:span><text:span text:style-name="T42">Pour chacune des entités du jeu, nous avons définit une quantité maximale et un type précis de ressources correspondant au type du terrain ou worker associé, cette quantité n’est pas définit autrement qu’officieusement en ne faisant des tests pour permettre les transferts de ressources autres que celles souhaitées.</text:span></text:p>
      <text:p text:style-name="P15"><text:span text:style-name="T42"/></text:p>
      <text:p text:style-name="P8"><text:span text:style-name="T24"><text:tab/></text:span><text:span text:style-name="T55">Dépôt des ressources des workers dans l’inventaire de la ville :</text:span></text:p>
      <text:p text:style-name="P15"><text:span text:style-name="T25"><text:tab/><text:tab/></text:span><text:span text:style-name="T43">Grâce au bouton d’action “Drop”, le joueur peut de décider de trasnférer toutes les ressources des inventaires des workers disponibles vers l’inventaire de la ville. Pour cela on instantie seulement autant de thread “WorkerDrop” qu’il y a de workers concernés, mettant leur prédicats “occupied” à “true” et les déplaçant vers le “CityHall” et les faisant transférer leur inventaire grâce aux fonctions adéquats “WorkerDropsInventory()”. Ensuite les prédicats “occupied” des workers sont remis à “false” et ils sont de nouveaux disponible pour effectuer d’autres tâches. </text:span></text:p>
      <text:p text:style-name="P15"><text:span text:style-name="T43"/></text:p>
      <text:p text:style-name="P34"><text:tab/><text:span text:style-name="T78">Dépôt automatique </text:span><text:span text:style-name="T79">des ressources </text:span><text:span text:style-name="T78">:</text:span></text:p>
      <text:p text:style-name="P40"><text:soft-page-break/><text:tab/><text:tab/><text:span text:style-name="T94">De la même manière que le dépôt de ressource initié par le joueur, le dépôt automatique quant à lui n’est instantié que lorsqu’un des workers se retrouve a avoir son inventaire plein, ce qui est calculé en fonction de </text:span><text:span text:style-name="T95">l’attribut “max_amount”, grâce à la fonction “</text:span><text:span text:style-name="T96">InventoryIsFull()” qui renvoie “true” si cet attribut est egal au nombre de ressource que l’inventaire contient. </text:span></text:p>
      <text:p text:style-name="P40"><text:tab/><text:tab/><text:span text:style-name="T96">Cette fonction prédicat est utilisée dans le thread “WorkerCtrl” pour le worker correspondant, et si il renvoie “true” alors un nouveau thread “WorkerDrop” est instantié.</text:span></text:p>
      <text:p text:style-name="P40"/>
      <text:p text:style-name="P8"><text:span text:style-name="T25"><text:tab/></text:span><text:span text:style-name="T56">Actualisation constante de l’affichage :</text:span></text:p>
      <text:p text:style-name="P15"><text:span text:style-name="T26"><text:tab/><text:tab/></text:span><text:span text:style-name="T44">Pour l’actualisation constante de l’affichage, nous utilisons un thread instantié dans le constructeur du game controller, dans la classe “GameCtrl”, qui sert à constamment demander au Jpanel de “MapView” de s’actualiser grâce à la fonction “repaint()” puis de se redessiner en ayant bien actualisé toutes les informations grâce à la fonction “revalidate()”.</text:span></text:p>
      <text:p text:style-name="P15"><text:span text:style-name="T44"/></text:p>
      <text:p text:style-name="P8"><text:span text:style-name="T26"><text:tab/></text:span><text:span text:style-name="T57">Augmentation constante des ressources de certains terrains :</text:span></text:p>
      <text:p text:style-name="P15"><text:span text:style-name="T27"><text:tab/><text:tab/></text:span><text:span text:style-name="T45">Dans le contrôleur des terrains “CellCtrl” instantié dans le constructeur de “MapCtrl”, la fonction “CellBehaviour()” est appelée et permet selon le type du terrain d’incrémenter plus ou moins rapidement les ressources contenu par le terrain. Et si il y a un bâtiment sur la case concernée, alors les ressources sont incrémentées d’autant plus rapidement, et placées dans l’inventaire de ce dernier.</text:span></text:p>
      <text:p text:style-name="P15"><text:span text:style-name="T45"/></text:p>
      <text:p text:style-name="P29"><text:tab/><text:span text:style-name="T80">Spawn aléatoire d’ennemies :</text:span></text:p>
      <text:p text:style-name="P41"><text:tab/><text:tab/><text:span text:style-name="T97">Dans le constructeur du “GameCtrl”, le thread “EnnemiesSpawn” est instantié, et ce dernier permet de faire apparaître des ennemies sur les cases prédéfinies comme des “spawn_cell” lors de la création du monde dans le constructeur de “</text:span><text:span text:style-name="T98">MapModel</text:span><text:span text:style-name="T97">”, </text:span><text:span text:style-name="T98">ces dernières étant placées dans une liste appartenant au “MapModel”, ce thread <text:s/>peut y accéder et aléatoirement faire apparaître un nouvel ennemis toutes les </text:span><text:span text:style-name="T100">30-60 secondes. Instantiant un nouveau thread “WorkerCtrl” pour chacun d’entre eux.</text:span></text:p>
      <text:p text:style-name="P41"><text:tab/></text:p>
      <text:p text:style-name="P41"><text:tab/><text:span text:style-name="T81">Interface d’objectifs :</text:span></text:p>
      <text:p text:style-name="P42"><text:tab/><text:tab/>Pour l’affichage de la fenêtre des objectifs on utilise la classe GoalsView. Celle est hérité d’une JFrame. Dans cette fenêtre il y a 3 <text:span text:style-name="T102">Jpanels </text:span>:</text:p>
      <text:list xml:id="list109860416" text:style-name="L1">
        <text:list-header>
          <text:p text:style-name="P4">- Une pane qui contient les objectifs principaux elle à un box layout et contient les objectif<text:span text:style-name="T101">s</text:span></text:p>
          <text:p text:style-name="P5">TrainingBuilt, Collect Ressources, ExpandSlots, Production built et KilledEnnemies.</text:p>
          <text:p text:style-name="P4">- Une pane qui contient les objectifs secondaires elle à un box layout et contient les objectifs</text:p>
          <text:p text:style-name="P5">SoldRessources, BoughtRessources et Trained Workers.</text:p>
          <text:p text:style-name="P3">- Une pane qui contient les deux autres</text:p>
        </text:list-header>
      </text:list>
      <text:p text:style-name="P2">Ces objectifs sont définis Types.Gloals. Pour visualiser ces objectifs on utilise des JProgresseBar avec l’avancement du dit objectif à l’aide du GoalsModel.</text:p>
      <text:p text:style-name="P2"><text:span text:style-name="Police_20_par_20_défaut"><text:span text:style-name="T58">Affichage de l’interface de construction :</text:span></text:span></text:p>
      <text:p text:style-name="P42">Pour l’interface building on affiche un une fenêtre de la classe BuldingChoiceView qui hérite de JFrame. Dans cette Jframe on ajoute un Jpanel qui à un grid bag layout. Dans cette JFrame on à tout d’abord un label d’explication. Puis il y à 4 boutons qui correspond au bâtiment qui peuvent être construit sur cette case. Chacun de ces boutons possèdent une action listener implémenter par BuildingChoiceCtrl.</text:p>
      <text:p text:style-name="P42"/>
      <text:p text:style-name="P29"><text:tab/><text:span text:style-name="T80">Déplacement semi-aléatoire des ennemies :</text:span></text:p>
      <text:p text:style-name="P41"><text:tab/><text:tab/><text:span text:style-name="T103">Chacun des threads “WorkerCtrl” test si l’ennemie concerné n’est pas mort, et si il ne l’est pas alors il test si un des workers se trouve dans un rayon de 2 cases par rapport a lui, grâce à la fonction “EnnemySearchForCitizen()” qui prend en argument les cases voisines de l’ennemie (representant son champ de vision proche) et qui regarde si les cases voisines de ces dernières sont occupées par un worker ou non, retournant </text:span><text:span text:style-name="T104">si c’est le cas une pair avec un booleen “true” et la </text:span><text:soft-page-break/><text:span text:style-name="T104">coordonnée de la case sur laquelle se trouve le worker, et une pair avec un boolean “false” et une coordonnée nulle sinon. </text:span></text:p>
      <text:p text:style-name="P41"><text:tab/><text:span text:style-name="T104">Suite a quoi si le boolean est “true” alors l’algorithme entame une poursuite du worker en question :</text:span></text:p>
      <text:p text:style-name="P41"><text:tab/>- <text:span text:style-name="T105">On récupère le citoyen se trouvant aux coordonnées présentent dans la paire indiquée. Puis on initie un booleen “citizen_caught” et </text:span><text:span text:style-name="T107">deux</text:span><text:span text:style-name="T105"> integer</text:span><text:span text:style-name="T107">s</text:span><text:span text:style-name="T105"> “pursue_time” </text:span><text:span text:style-name="T107">&amp; “pursued_time” </text:span><text:span text:style-name="T105">qui serviront de conditions pour la suite de l’algorithme, </text:span><text:span text:style-name="T106">respectivement à “true”, une valeure entière <text:s/>aléatoire entre 5 et 10 </text:span><text:span text:style-name="T107">et la valeur entière 0</text:span><text:span text:style-name="T105">.</text:span></text:p>
      <text:p text:style-name="P41"><text:tab/>- <text:span text:style-name="T106">Tant que le booleen “citizen_caught” n’est pas “true” ou que “</text:span><text:span text:style-name="T108">pursued_time” n’est pas égal à “pursue_time”, alors on récupère la position du worker repéré plis tôt, on calcule le chemin qui nous en sépare et on se rend sur la première case de ce chemin qui n’est pas notre case actuelle (en tant qu’ennemie). </text:span></text:p>
      <text:p text:style-name="P41"><text:tab/>- <text:span text:style-name="T108">Avant cela on verifie si notre position est egale à celle du joueur pourchassé, et si c’est le cas on passe le booleen “citizen_caught” à “true”. </text:span></text:p>
      <text:p text:style-name="P41"><text:tab/>- <text:span text:style-name="T108">Enfin on fait bouger l’ennemi grâce à la fonction “MoveTo()” et on incremente le compteur “pursued_time”.</text:span></text:p>
      <text:p text:style-name="P41"><text:tab/>- <text:span text:style-name="T108">Finalement on attend 1 seconde avant de relancer le test de boucle.</text:span></text:p>
      <text:p text:style-name="P41"><text:s text:c="5"/><text:span text:style-name="T109">Suite à cela, si le booleen “citizen_caught” est “true” alors le controler appel la fonction “EnnemyAttacksWorker()” pour effectivement faire se rencontrer le worker et l’ennemie concernés par cette rencontre, et appliqué les règles de jeu qui s’en suivent. </text:span></text:p>
      <text:p text:style-name="P41"><text:tab/><text:span text:style-name="T104">Et sinon l’ennemie est juste appelé à se déplacer d’une case choisit aléatoirement parmis les cases voisines de sa position actuelle. </text:span><text:span text:style-name="T110">Puis le thread est mit en pause pour 1.5 secondes.</text:span></text:p>
      <text:p text:style-name="P41"/>
      <text:p text:style-name="P29"><text:tab/><text:span text:style-name="T80">Déplacement spécifique des chevaliers :</text:span></text:p>
      <text:p text:style-name="P41"><text:tab/><text:tab/><text:span text:style-name="T111">Le bouton d’action Move permet au joueur de contrôler librement les workers ayant pour rôle “Knight”, afin de pouvoir organisze au mieux sa défense contre les ennemies environnants. Pour se faire un click sur le bouton instantie un nouveau thread “WorkerMove” qui cherche le worker “Knight” disponible le plus proche et l’envoie se déplacer sur la case désignée. </text:span></text:p>
      <text:p text:style-name="P41"/>
      <text:p text:style-name="P29"><text:tab/><text:span text:style-name="T80">Affrontement </text:span><text:span text:style-name="T82">Worker</text:span><text:span text:style-name="T80">/Ennemies :</text:span></text:p>
      <text:p text:style-name="P29"><text:tab/><text:tab/><text:span text:style-name="T112">Lorsqu’un ennemie rencontre un worker (ou vice-versa) alors on test si le worker est un “Knight” ou non. Si c’est le cas, alors le worker comme l’ennemie prennent des dégats grâce aux fonctions “TakeDamage()” respectivent aux deux classes “WorkerModel” et “EnnemyModel”, et si le type du worker est différent, alors il est le seul à subir des dégats.</text:span></text:p>
      <text:p text:style-name="P29"/>
      <text:p text:style-name="P11">Résultat -</text:p>
      <text:p text:style-name="P11"/>
      <text:p text:style-name="P11">Documentation Utilisateur -</text:p>
      <text:p text:style-name="P11"/>
      <text:p text:style-name="P11">Documentation Développeur -</text:p>
      <text:p text:style-name="P11"/>
      <text:p text:style-name="P6">Conclusion <text:span text:style-name="T62">&amp; Perspectiv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loext:hyphenation-no-caps="false"/>
    </style:style>
    <style:style style:name="Paragraphe_20_de_20_liste" style:display-name="Paragraphe de liste" style:family="paragraph" style:parent-style-name="Normal">
      <style:paragraph-properties fo:margin-left="0.5in" fo:margin-right="0in" fo:margin-top="0in" fo:margin-bottom="0.111in" style:contextual-spacing="true" fo:hyphenation-ladder-count="no-limit" fo:text-indent="0in" style:auto-text-indent="false">
        <style:tab-stops/>
      </style:paragraph-properties>
      <style:text-properties fo:hyphenate="false" loext:hyphenation-no-caps="false"/>
    </style:style>
    <style:style style:name="Police_20_par_20_défaut" style:display-name="Police par défau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09T23:51:10.428851516</dc:date>
    <meta:editing-duration>PT8H31M5S</meta:editing-duration>
    <meta:editing-cycles>126</meta:editing-cycles>
    <meta:generator>LibreOffice/7.3.7.2$Linux_X86_64 LibreOffice_project/30$Build-2</meta:generator>
    <meta:document-statistic meta:table-count="1" meta:image-count="0" meta:object-count="0" meta:page-count="12" meta:paragraph-count="367" meta:word-count="6101" meta:character-count="37787" meta:non-whitespace-character-count="31790"/>
  </office:meta>
</office:document-meta>
</file>